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co1" style:family="table-column">
      <style:table-column-properties fo:break-before="auto" style:column-width="58.74mm"/>
    </style:style>
    <style:style style:name="co2" style:family="table-column">
      <style:table-column-properties fo:break-before="auto" style:column-width="55.07mm"/>
    </style:style>
    <style:style style:name="co3" style:family="table-column">
      <style:table-column-properties fo:break-before="auto" style:column-width="32.9mm"/>
    </style:style>
    <style:style style:name="co4" style:family="table-column">
      <style:table-column-properties fo:break-before="auto" style:column-width="27.16mm"/>
    </style:style>
    <style:style style:name="co5" style:family="table-column">
      <style:table-column-properties fo:break-before="auto" style:column-width="51.82mm"/>
    </style:style>
    <style:style style:name="co6" style:family="table-column">
      <style:table-column-properties fo:break-before="auto" style:column-width="35.38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8.15mm"/>
    </style:style>
    <style:style style:name="co10" style:family="table-column">
      <style:table-column-properties fo:break-before="auto" style:column-width="17.69mm"/>
    </style:style>
    <style:style style:name="ro1" style:family="table-row">
      <style:table-row-properties style:row-height="10.39mm" fo:break-before="auto" style:use-optimal-row-height="fals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5.68mm" fo:break-before="auto" style:use-optimal-row-height="false"/>
    </style:style>
    <style:style style:name="ro5" style:family="table-row">
      <style:table-row-properties style:row-height="24.34mm" fo:break-before="auto" style:use-optimal-row-height="false"/>
    </style:style>
    <style:style style:name="ro6" style:family="table-row">
      <style:table-row-properties style:row-height="24.08mm" fo:break-before="auto" style:use-optimal-row-height="false"/>
    </style:style>
    <style:style style:name="ro7" style:family="table-row">
      <style:table-row-properties style:row-height="23.81mm" fo:break-before="auto" style:use-optimal-row-height="false"/>
    </style:style>
    <style:style style:name="ro8" style:family="table-row">
      <style:table-row-properties style:row-height="26.72mm" fo:break-before="auto" style:use-optimal-row-height="false"/>
    </style:style>
    <style:style style:name="ro9" style:family="table-row">
      <style:table-row-properties style:row-height="26.46mm" fo:break-before="auto" style:use-optimal-row-height="false"/>
    </style:style>
    <style:style style:name="ro10" style:family="table-row">
      <style:table-row-properties style:row-height="25.66mm" fo:break-before="auto" style:use-optimal-row-height="false"/>
    </style:style>
    <style:style style:name="ro11" style:family="table-row">
      <style:table-row-properties style:row-height="30.69mm" fo:break-before="auto" style:use-optimal-row-height="false"/>
    </style:style>
    <style:style style:name="ro12" style:family="table-row">
      <style:table-row-properties style:row-height="30.43mm" fo:break-before="auto" style:use-optimal-row-height="false"/>
    </style:style>
    <style:style style:name="ro13" style:family="table-row">
      <style:table-row-properties style:row-height="36.25mm" fo:break-before="auto" style:use-optimal-row-height="false"/>
    </style:style>
    <style:style style:name="ro14" style:family="table-row">
      <style:table-row-properties style:row-height="34.93mm" fo:break-before="auto" style:use-optimal-row-height="false"/>
    </style:style>
    <style:style style:name="ro15" style:family="table-row">
      <style:table-row-properties style:row-height="27.52mm" fo:break-before="auto" style:use-optimal-row-height="false"/>
    </style:style>
    <style:style style:name="ro16" style:family="table-row">
      <style:table-row-properties style:row-height="26.05mm" fo:break-before="auto" style:use-optimal-row-height="true"/>
    </style:style>
    <style:style style:name="ro17" style:family="table-row">
      <style:table-row-properties style:row-height="31.22mm" fo:break-before="auto" style:use-optimal-row-height="false"/>
    </style:style>
    <style:style style:name="ro18" style:family="table-row">
      <style:table-row-properties style:row-height="28.31mm" fo:break-before="auto" style:use-optimal-row-height="false"/>
    </style:style>
    <style:style style:name="ro19" style:family="table-row">
      <style:table-row-properties style:row-height="30.96mm" fo:break-before="auto" style:use-optimal-row-height="false"/>
    </style:style>
    <style:style style:name="ro20" style:family="table-row">
      <style:table-row-properties style:row-height="45.51mm" fo:break-before="auto" style:use-optimal-row-height="false"/>
    </style:style>
    <style:style style:name="ro21" style:family="table-row">
      <style:table-row-properties style:row-height="27.78mm" fo:break-before="auto" style:use-optimal-row-height="false"/>
    </style:style>
    <style:style style:name="ro22" style:family="table-row">
      <style:table-row-properties style:row-height="44.45mm" fo:break-before="auto" style:use-optimal-row-height="false"/>
    </style:style>
    <style:style style:name="ro23" style:family="table-row">
      <style:table-row-properties style:row-height="42.86mm" fo:break-before="auto" style:use-optimal-row-height="false"/>
    </style:style>
    <style:style style:name="ro24" style:family="table-row">
      <style:table-row-properties style:row-height="46.04mm" fo:break-before="auto" style:use-optimal-row-height="false"/>
    </style:style>
    <style:style style:name="ro25" style:family="table-row">
      <style:table-row-properties style:row-height="26.19mm" fo:break-before="auto" style:use-optimal-row-height="false"/>
    </style:style>
    <style:style style:name="ro26" style:family="table-row">
      <style:table-row-properties style:row-height="28.84mm" fo:break-before="auto" style:use-optimal-row-height="false"/>
    </style:style>
    <style:style style:name="ro27" style:family="table-row">
      <style:table-row-properties style:row-height="28.58mm" fo:break-before="auto" style:use-optimal-row-height="false"/>
    </style:style>
    <style:style style:name="ro28" style:family="table-row">
      <style:table-row-properties style:row-height="26.99mm" fo:break-before="auto" style:use-optimal-row-height="false"/>
    </style:style>
    <style:style style:name="ro29" style:family="table-row">
      <style:table-row-properties style:row-height="28.05mm" fo:break-before="auto" style:use-optimal-row-height="false"/>
    </style:style>
    <style:style style:name="ro30" style:family="table-row">
      <style:table-row-properties style:row-height="27.25mm" fo:break-before="auto" style:use-optimal-row-height="false"/>
    </style:style>
    <style:style style:name="ro31" style:family="table-row">
      <style:table-row-properties style:row-height="56.07mm" fo:break-before="auto" style:use-optimal-row-height="true"/>
    </style:style>
    <style:style style:name="ro32" style:family="table-row">
      <style:table-row-properties style:row-height="25.4mm" fo:break-before="auto" style:use-optimal-row-height="false"/>
    </style:style>
    <style:style style:name="ro33" style:family="table-row">
      <style:table-row-properties style:row-height="42.07mm" fo:break-before="auto" style:use-optimal-row-height="false"/>
    </style:style>
    <style:style style:name="ro34" style:family="table-row">
      <style:table-row-properties style:row-height="35.98mm" fo:break-before="auto" style:use-optimal-row-height="false"/>
    </style:style>
    <style:style style:name="ro35" style:family="table-row">
      <style:table-row-properties style:row-height="36.51mm" fo:break-before="auto" style:use-optimal-row-height="false"/>
    </style:style>
    <style:style style:name="ro36" style:family="table-row">
      <style:table-row-properties style:row-height="23.55mm" fo:break-before="auto" style:use-optimal-row-height="false"/>
    </style:style>
    <style:style style:name="ro37" style:family="table-row">
      <style:table-row-properties style:row-height="21.43mm" fo:break-before="auto" style:use-optimal-row-height="false"/>
    </style:style>
    <style:style style:name="ro38" style:family="table-row">
      <style:table-row-properties style:row-height="20.9mm" fo:break-before="auto" style:use-optimal-row-height="false"/>
    </style:style>
    <style:style style:name="ro39" style:family="table-row">
      <style:table-row-properties style:row-height="19.05mm" fo:break-before="auto" style:use-optimal-row-height="false"/>
    </style:style>
    <style:style style:name="ro40" style:family="table-row">
      <style:table-row-properties style:row-height="14.55mm" fo:break-before="auto" style:use-optimal-row-height="false"/>
    </style:style>
    <style:style style:name="ro41" style:family="table-row">
      <style:table-row-properties style:row-height="16.05mm" fo:break-before="auto" style:use-optimal-row-height="true"/>
    </style:style>
    <style:style style:name="ro42" style:family="table-row">
      <style:table-row-properties style:row-height="19.84mm" fo:break-before="auto" style:use-optimal-row-height="false"/>
    </style:style>
    <style:style style:name="ro43" style:family="table-row">
      <style:table-row-properties style:row-height="51.06mm" fo:break-before="auto" style:use-optimal-row-height="true"/>
    </style:style>
    <style:style style:name="ro44" style:family="table-row">
      <style:table-row-properties style:row-height="14.29mm" fo:break-before="auto" style:use-optimal-row-height="false"/>
    </style:style>
    <style:style style:name="ro45" style:family="table-row">
      <style:table-row-properties style:row-height="14.02mm" fo:break-before="auto" style:use-optimal-row-height="false"/>
    </style:style>
    <style:style style:name="ro46" style:family="table-row">
      <style:table-row-properties style:row-height="16.67mm" fo:break-before="page" style:use-optimal-row-height="false"/>
    </style:style>
    <style:style style:name="ro47" style:family="table-row">
      <style:table-row-properties style:row-height="21.06mm" fo:break-before="auto" style:use-optimal-row-height="true"/>
    </style:style>
    <style:style style:name="ro48" style:family="table-row">
      <style:table-row-properties style:row-height="11.11mm" fo:break-before="auto" style:use-optimal-row-height="false"/>
    </style:style>
    <style:style style:name="ro49" style:family="table-row">
      <style:table-row-properties style:row-height="7.41mm" fo:break-before="auto" style:use-optimal-row-height="false"/>
    </style:style>
    <style:style style:name="ro50" style:family="table-row">
      <style:table-row-properties style:row-height="6mm" fo:break-before="auto" style:use-optimal-row-height="true"/>
    </style:style>
    <style:style style:name="ro51" style:family="table-row">
      <style:table-row-properties style:row-height="6.88mm" fo:break-before="page" style:use-optimal-row-height="false"/>
    </style:style>
    <style:style style:name="ro52" style:family="table-row">
      <style:table-row-properties style:row-height="6.88mm" fo:break-before="auto" style:use-optimal-row-height="false"/>
    </style:style>
    <style:style style:name="ro53" style:family="table-row">
      <style:table-row-properties style:row-height="8.73mm" fo:break-before="auto" style:use-optimal-row-height="false"/>
    </style:style>
    <style:style style:name="ro54" style:family="table-row">
      <style:table-row-properties style:row-height="8.47mm" fo:break-before="auto" style:use-optimal-row-height="false"/>
    </style:style>
    <style:style style:name="ro55" style:family="table-row">
      <style:table-row-properties style:row-height="35.19mm" fo:break-before="auto" style:use-optimal-row-height="false"/>
    </style:style>
    <style:style style:name="ro56" style:family="table-row">
      <style:table-row-properties style:row-height="22.75mm" fo:break-before="auto" style:use-optimal-row-height="false"/>
    </style:style>
    <style:style style:name="ro57" style:family="table-row">
      <style:table-row-properties style:row-height="31.06mm" fo:break-before="auto" style:use-optimal-row-height="true"/>
    </style:style>
    <style:style style:name="ro58" style:family="table-row">
      <style:table-row-properties style:row-height="29.37mm" fo:break-before="auto" style:use-optimal-row-height="false"/>
    </style:style>
    <style:style style:name="ro59" style:family="table-row">
      <style:table-row-properties style:row-height="23.28mm" fo:break-before="auto" style:use-optimal-row-height="false"/>
    </style:style>
    <style:style style:name="ro60" style:family="table-row">
      <style:table-row-properties style:row-height="29.63mm" fo:break-before="auto" style:use-optimal-row-height="false"/>
    </style:style>
    <style:style style:name="ro61" style:family="table-row">
      <style:table-row-properties style:row-height="19.58mm" fo:break-before="auto" style:use-optimal-row-height="false"/>
    </style:style>
    <style:style style:name="ro62" style:family="table-row">
      <style:table-row-properties style:row-height="17.99mm" fo:break-before="auto" style:use-optimal-row-height="false"/>
    </style:style>
    <style:style style:name="ro63" style:family="table-row">
      <style:table-row-properties style:row-height="11.64mm" fo:break-before="auto" style:use-optimal-row-height="false"/>
    </style:style>
    <style:style style:name="ro64" style:family="table-row">
      <style:table-row-properties style:row-height="21.17mm" fo:break-before="auto" style:use-optimal-row-height="false"/>
    </style:style>
    <style:style style:name="ro65" style:family="table-row">
      <style:table-row-properties style:row-height="11.64mm" fo:break-before="page" style:use-optimal-row-height="false"/>
    </style:style>
    <style:style style:name="ro66" style:family="table-row">
      <style:table-row-properties style:row-height="25.14mm" fo:break-before="auto" style:use-optimal-row-height="false"/>
    </style:style>
    <style:style style:name="ro67" style:family="table-row">
      <style:table-row-properties style:row-height="23.02mm" fo:break-before="page" style:use-optimal-row-height="false"/>
    </style:style>
    <style:style style:name="ro68" style:family="table-row">
      <style:table-row-properties style:row-height="23.02mm" fo:break-before="auto" style:use-optimal-row-height="false"/>
    </style:style>
    <style:style style:name="ro69" style:family="table-row">
      <style:table-row-properties style:row-height="17.73mm" fo:break-before="auto" style:use-optimal-row-height="false"/>
    </style:style>
    <style:style style:name="ro70" style:family="table-row">
      <style:table-row-properties style:row-height="13.76mm" fo:break-before="auto" style:use-optimal-row-height="false"/>
    </style:style>
    <style:style style:name="ro71" style:family="table-row">
      <style:table-row-properties style:row-height="13.49mm" fo:break-before="auto" style:use-optimal-row-height="false"/>
    </style:style>
    <style:style style:name="ro72" style:family="table-row">
      <style:table-row-properties style:row-height="18.52mm" fo:break-before="page" style:use-optimal-row-height="false"/>
    </style:style>
    <style:style style:name="ro73" style:family="table-row">
      <style:table-row-properties style:row-height="18.26mm" fo:break-before="auto" style:use-optimal-row-height="false"/>
    </style:style>
    <style:style style:name="ro74" style:family="table-row">
      <style:table-row-properties style:row-height="15.35mm" fo:break-before="auto" style:use-optimal-row-height="false"/>
    </style:style>
    <style:style style:name="ro75" style:family="table-row">
      <style:table-row-properties style:row-height="11.04mm" fo:break-before="auto" style:use-optimal-row-height="true"/>
    </style:style>
    <style:style style:name="ro76" style:family="table-row">
      <style:table-row-properties style:row-height="16.4mm" fo:break-before="auto" style:use-optimal-row-height="false"/>
    </style:style>
    <style:style style:name="ro77" style:family="table-row">
      <style:table-row-properties style:row-height="18.79mm" fo:break-before="auto" style:use-optimal-row-height="false"/>
    </style:style>
    <style:style style:name="ro78" style:family="table-row">
      <style:table-row-properties style:row-height="22.23mm" fo:break-before="auto" style:use-optimal-row-height="false"/>
    </style:style>
    <style:style style:name="ro79" style:family="table-row">
      <style:table-row-properties style:row-height="20.37mm" fo:break-before="auto" style:use-optimal-row-height="false"/>
    </style:style>
    <style:style style:name="ro80" style:family="table-row">
      <style:table-row-properties style:row-height="7.94mm" fo:break-before="auto" style:use-optimal-row-height="false"/>
    </style:style>
    <style:style style:name="ro81" style:family="table-row">
      <style:table-row-properties style:row-height="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" style:data-style-name="N19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5f_BuiltIn_5f_Comma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5f_BuiltIn_5f_Comma" style:data-style-name="N19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97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5f_BuiltIn_5f_Comma" style:data-style-name="N19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.$G$29:.$G$32])" table:allow-empty-cell="true" table:display-list="unsorted" table:base-cell-address="議員4.G69">
          <table:error-message table:message-type="stop" table:display="true"/>
        </table:content-validation>
      </table:content-validations>
      <table:table table:name="議員4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8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宜蘭縣政府105年度對議員所提地方建設建議事項處理明細表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至105年06月止</text:p>
          </table:table-cell>
          <table:covered-table-cell table:number-columns-repeated="8" table:style-name="ce13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7" table:number-rows-spanned="1">
            <text:p>(本表為半年報)</text:p>
          </table:table-cell>
          <table:covered-table-cell table:number-columns-repeated="6" table:style-name="ce14"/>
          <table:table-cell table:style-name="ce19" office:value-type="string" calcext:value-type="string">
            <text:p>單位：千元</text:p>
          </table:table-cell>
          <table:table-cell table:number-columns-repeated="248"/>
          <table:table-cell table:style-name="Default"/>
          <table:table-cell table:number-columns-repeated="767"/>
        </table:table-row>
        <table:table-row table:style-name="ro3">
          <table:table-cell table:style-name="ce3" office:value-type="string" calcext:value-type="string" table:number-columns-spanned="1" table:number-rows-spanned="2">
            <text:p>建議項目及內容</text:p>
          </table:table-cell>
          <table:table-cell table:style-name="ce3" office:value-type="string" calcext:value-type="string" table:number-columns-spanned="1" table:number-rows-spanned="2">
            <text:p>建議地點</text:p>
          </table:table-cell>
          <table:table-cell table:style-name="ce3" office:value-type="string" calcext:value-type="string" table:number-columns-spanned="1" table:number-rows-spanned="2">
            <text:p>建議金額</text:p>
          </table:table-cell>
          <table:table-cell table:style-name="ce3" office:value-type="string" calcext:value-type="string" table:number-columns-spanned="5" table:number-rows-spanned="1">
            <text:p>核定情形</text:p>
          </table:table-cell>
          <table:covered-table-cell table:number-columns-repeated="4" table:style-name="ce4"/>
          <table:table-cell table:number-columns-repeated="248"/>
          <table:table-cell table:style-name="Default"/>
          <table:table-cell table:number-columns-repeated="767"/>
        </table:table-row>
        <table:table-row table:style-name="ro4">
          <table:covered-table-cell table:number-columns-repeated="3" table:style-name="ce4"/>
          <table:table-cell table:style-name="ce4" office:value-type="string" calcext:value-type="string">
            <text:p>核定金額</text:p>
          </table:table-cell>
          <table:table-cell table:style-name="ce17" office:value-type="string" calcext:value-type="string">
            <text:p>經費支用科目</text:p>
          </table:table-cell>
          <table:table-cell table:style-name="ce4" office:value-type="string" calcext:value-type="string">
            <text:p>主辦機關</text:p>
          </table:table-cell>
          <table:table-cell table:style-name="ce4" office:value-type="string" calcext:value-type="string">
            <text:p>招標方式</text:p>
          </table:table-cell>
          <table:table-cell table:style-name="ce4" office:value-type="string" calcext:value-type="string">
            <text:p>得標廠商</text:p>
          </table:table-cell>
          <table:table-cell table:number-columns-repeated="248"/>
          <table:table-cell table:style-name="Default"/>
          <table:table-cell table:number-columns-repeated="767"/>
        </table:table-row>
        <table:table-row table:style-name="ro5">
          <table:table-cell table:style-name="ce5" office:value-type="string" office:string-value="補助宜蘭縣羅東鎮公所退休人員協會添購辦公設備" calcext:value-type="string">
            <text:p>補助宜蘭縣羅東鎮公所退休人員協會添購辦公設備 </text:p>
          </table:table-cell>
          <table:table-cell table:style-name="ce5" office:value-type="string" office:string-value="宜蘭縣羅東鎮公所退休人員協會聯誼處" calcext:value-type="string">
            <text:p>宜蘭縣羅東鎮公所退休人員協會聯誼處 </text:p>
          </table:table-cell>
          <table:table-cell table:number-columns-repeated="2" table:style-name="ce5" office:value-type="float" office:value="40" calcext:value-type="float">
            <text:p>40 </text:p>
          </table:table-cell>
          <table:table-cell table:style-name="ce18" office:value-type="string" office:string-value="一般建築及設備-建築及設備-建築及設備-獎補助費-對國內團體之捐助" calcext:value-type="string">
            <text:p>一般建築及設備-建築及設備-建築及設備-獎補助費-對國內團體之捐助 </text:p>
          </table:table-cell>
          <table:table-cell table:style-name="ce5" office:value-type="string" office:string-value="宜蘭縣政府人事處" calcext:value-type="string">
            <text:p>宜蘭縣政府人事處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人事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">
          <table:table-cell table:style-name="ce5" office:value-type="string" office:string-value="補助頭城鎮大溪簡易自來水系統 " calcext:value-type="string">
            <text:p>補助頭城鎮大溪簡易自來水系統 <text:s/></text:p>
          </table:table-cell>
          <table:table-cell table:style-name="ce5" office:value-type="string" office:string-value="頭城鎮 " calcext:value-type="string">
            <text:p>頭城鎮 <text:s/></text:p>
          </table:table-cell>
          <table:table-cell table:number-columns-repeated="2" table:style-name="ce5" office:value-type="float" office:value="200" calcext:value-type="float">
            <text:p>200 </text:p>
          </table:table-cell>
          <table:table-cell table:style-name="ce18" office:value-type="string" office:string-value="105年度水利建設-水利建設-水利建設-獎補助費 " calcext:value-type="string">
            <text:p>105年度水利建設-水利建設-水利建設-獎補助費 <text:s/></text:p>
          </table:table-cell>
          <table:table-cell table:style-name="ce5" office:value-type="string" office:string-value="頭城鎮公所 " calcext:value-type="string">
            <text:p>頭城鎮公所 <text:s/>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九久營造有限公司 " calcext:value-type="string">
            <text:p>九久營造有限公司 <text:s/></text:p>
          </table:table-cell>
          <table:table-cell office:value-type="string" calcext:value-type="string">
            <text:p>工務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">
          <table:table-cell table:style-name="ce5" office:value-type="string" office:string-value="冬山鄉中山村中城一路約7戶自來水外線申裝 " calcext:value-type="string">
            <text:p>冬山鄉中山村中城一路約7戶自來水外線申裝 <text:s/></text:p>
          </table:table-cell>
          <table:table-cell table:style-name="ce5" office:value-type="string" office:string-value="冬山鄉 " calcext:value-type="string">
            <text:p>冬山鄉 <text:s/></text:p>
          </table:table-cell>
          <table:table-cell table:number-columns-repeated="2" table:style-name="ce5" office:value-type="float" office:value="48" calcext:value-type="float">
            <text:p>48 </text:p>
          </table:table-cell>
          <table:table-cell table:style-name="ce18" office:value-type="string" office:string-value="105年度水利建設-水利建設-水利建設-獎補助費 " calcext:value-type="string">
            <text:p>105年度水利建設-水利建設-水利建設-獎補助費 <text:s/></text:p>
          </table:table-cell>
          <table:table-cell table:style-name="ce5" office:value-type="string" office:string-value="自來水股份有限公司 " calcext:value-type="string">
            <text:p>自來水股份有限公司 <text:s/></text:p>
          </table:table-cell>
          <table:table-cell table:style-name="ce5" office:value-type="string" office:string-value="公開招標 " calcext:value-type="string">
            <text:p>公開招標 <text:s/></text:p>
          </table:table-cell>
          <table:table-cell table:style-name="ce5" office:value-type="string" office:string-value="日耀工程行 " calcext:value-type="string">
            <text:p>日耀工程行 <text:s/></text:p>
          </table:table-cell>
          <table:table-cell office:value-type="string" calcext:value-type="string">
            <text:p>工務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8">
          <table:table-cell table:style-name="ce5" office:value-type="string" office:string-value="補助頭城公所辦理-頭城鎮二城里北宜路二段71巷路面改善工桯 " calcext:value-type="string">
            <text:p>補助頭城公所辦理-頭城鎮二城里北宜路二段71巷路面改善工桯 <text:s/></text:p>
          </table:table-cell>
          <table:table-cell table:style-name="ce5" office:value-type="string" office:string-value="頭城鎮 " calcext:value-type="string">
            <text:p>頭城鎮 <text:s/></text:p>
          </table:table-cell>
          <table:table-cell table:number-columns-repeated="2" table:style-name="ce5" office:value-type="float" office:value="92" calcext:value-type="float">
            <text:p>92 </text:p>
          </table:table-cell>
          <table:table-cell table:style-name="ce18" office:value-type="string" office:string-value="105年度道路橋梁-道路橋梁-道路橋梁-獎補助費 " calcext:value-type="string">
            <text:p>105年度道路橋梁-道路橋梁-道路橋梁-獎補助費 <text:s/></text:p>
          </table:table-cell>
          <table:table-cell table:style-name="ce5" office:value-type="string" office:string-value="頭城鎮公所 " calcext:value-type="string">
            <text:p>頭城鎮公所 <text:s/></text:p>
          </table:table-cell>
          <table:table-cell table:number-columns-repeated="2" table:style-name="ce5" office:value-type="string" office:string-value="辦理中 " calcext:value-type="string">
            <text:p>辦理中 <text:s/></text:p>
          </table:table-cell>
          <table:table-cell office:value-type="string" calcext:value-type="string">
            <text:p>工務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補助頭城公所辦理頭城鎮拔雅里復興路12巷排水設施改善工程 " calcext:value-type="string">
            <text:p>補助頭城公所辦理頭城鎮拔雅里復興路12巷排水設施改善工程 <text:s/></text:p>
          </table:table-cell>
          <table:table-cell table:style-name="ce5" office:value-type="string" office:string-value="頭城鎮 " calcext:value-type="string">
            <text:p>頭城鎮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105年度道路橋梁-道路橋梁-道路橋梁-獎補助費 " calcext:value-type="string">
            <text:p>105年度道路橋梁-道路橋梁-道路橋梁-獎補助費 <text:s/></text:p>
          </table:table-cell>
          <table:table-cell table:style-name="ce5" office:value-type="string" office:string-value="頭城鎮公所 " calcext:value-type="string">
            <text:p>頭城鎮公所 <text:s/></text:p>
          </table:table-cell>
          <table:table-cell table:number-columns-repeated="2" table:style-name="ce5" office:value-type="string" office:string-value="辦理中 " calcext:value-type="string">
            <text:p>辦理中 <text:s/></text:p>
          </table:table-cell>
          <table:table-cell office:value-type="string" calcext:value-type="string">
            <text:p>工務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0">
          <table:table-cell table:style-name="ce5" office:value-type="string" office:string-value="補助頭城公所辦理頭城鎮城東里沙成路12巷路面改善工程 " calcext:value-type="string">
            <text:p>補助頭城公所辦理頭城鎮城東里沙成路12巷路面改善工程 <text:s/></text:p>
          </table:table-cell>
          <table:table-cell table:style-name="ce5" office:value-type="string" office:string-value="頭城鎮 " calcext:value-type="string">
            <text:p>頭城鎮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105年度道路橋梁-道路橋梁-道路橋梁-獎補助費 " calcext:value-type="string">
            <text:p>105年度道路橋梁-道路橋梁-道路橋梁-獎補助費 <text:s/></text:p>
          </table:table-cell>
          <table:table-cell table:style-name="ce5" office:value-type="string" office:string-value="頭城鎮公所 " calcext:value-type="string">
            <text:p>頭城鎮公所 <text:s/></text:p>
          </table:table-cell>
          <table:table-cell table:number-columns-repeated="2" table:style-name="ce5" office:value-type="string" office:string-value="辦理中 " calcext:value-type="string">
            <text:p>辦理中 <text:s/></text:p>
          </table:table-cell>
          <table:table-cell office:value-type="string" calcext:value-type="string">
            <text:p>工務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1">
          <table:table-cell table:style-name="ce5" office:value-type="string" office:string-value="補助宜蘭縣五結鄉產業發展協會辦理「105年度充實設備計畫」 " calcext:value-type="string">
            <text:p>補助宜蘭縣五結鄉產業發展協會辦理「105年度充實設備計畫」 <text:s/></text:p>
          </table:table-cell>
          <table:table-cell table:style-name="ce5" office:value-type="string" office:string-value="宜蘭縣五結鄉產業發展協會遊客服務中心 " calcext:value-type="string">
            <text:p>宜蘭縣五結鄉產業發展協會遊客服務中心 <text:s/>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1.6" calcext:value-type="float">
            <text:p>22 </text:p>
          </table:table-cell>
          <table:table-cell table:style-name="ce5" office:value-type="string" office:string-value="觀光區整建工程-觀光區整建工程-觀光區整建工程-獎補助費（二備） " calcext:value-type="string">
            <text:p>觀光區整建工程-觀光區整建工程-觀光區整建工程-獎補助費（二備） <text:s/></text:p>
          </table:table-cell>
          <table:table-cell table:style-name="ce5" office:value-type="string" office:string-value="工商旅遊處 " calcext:value-type="string">
            <text:p>工商旅遊處 <text:s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工旅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2">
          <table:table-cell table:style-name="ce5" office:value-type="string" office:string-value="購置桶子鼓4組、風鑼1組設備 " calcext:value-type="string">
            <text:p>購置桶子鼓4組、風鑼1組設備 <text:s/></text:p>
          </table:table-cell>
          <table:table-cell table:style-name="ce5" office:value-type="string" office:string-value="社團法人宜蘭縣冬山鄉太和社區發展協會 " calcext:value-type="string">
            <text:p>社團法人宜蘭縣冬山鄉太和社區發展協會 <text:s/></text:p>
          </table:table-cell>
          <table:table-cell table:number-columns-repeated="2" table:style-name="ce5" office:value-type="float" office:value="96" calcext:value-type="float">
            <text:p>96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3">
          <table:table-cell table:style-name="ce5" office:value-type="string" office:string-value="購置LED跑馬燈字幕機設備" calcext:value-type="string">
            <text:p>購置LED跑馬燈字幕機設備 </text:p>
          </table:table-cell>
          <table:table-cell table:style-name="ce5" office:value-type="string" office:string-value="五結鄉三興社區發展協會" calcext:value-type="string">
            <text:p>五結鄉三興社區發展協會 </text:p>
          </table:table-cell>
          <table:table-cell table:number-columns-repeated="2" table:style-name="ce5" office:value-type="float" office:value="45" calcext:value-type="float">
            <text:p>4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4">
          <table:table-cell table:style-name="ce5" office:value-type="string" office:string-value="社團法人宜蘭縣普達關懷協會辦理「充實身心障礙福利團體設施設備」計畫乙案" calcext:value-type="string">
            <text:p>社團法人宜蘭縣普達關懷協會辦理「充實身心障礙福利團體設施設備」計畫乙案 </text:p>
          </table:table-cell>
          <table:table-cell table:style-name="ce5" office:value-type="string" office:string-value="社團法人宜蘭縣普達關懷協會" calcext:value-type="string">
            <text:p>社團法人宜蘭縣普達關懷協會 </text:p>
          </table:table-cell>
          <table:table-cell table:style-name="ce5" office:value-type="float" office:value="87" calcext:value-type="float">
            <text:p>87 </text:p>
          </table:table-cell>
          <table:table-cell table:style-name="ce5" office:value-type="float" office:value="82" calcext:value-type="float">
            <text:p>82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充實辦公設備桌上型電腦、筆記型電腦、數位相機、移動式擴大機、雷射多功能列表機" calcext:value-type="string">
            <text:p>充實辦公設備桌上型電腦、筆記型電腦、數位相機、移動式擴大機、雷射多功能列表機 </text:p>
          </table:table-cell>
          <table:table-cell table:style-name="ce5" office:value-type="string" office:string-value="宜蘭縣壯圍堡文化發展協會" calcext:value-type="string">
            <text:p>宜蘭縣壯圍堡文化發展協會 </text:p>
          </table:table-cell>
          <table:table-cell table:number-columns-repeated="2" table:style-name="ce5" office:value-type="float" office:value="95" calcext:value-type="float">
            <text:p>9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聖湖社區活動中心新增二樓水錶及電錶工程" calcext:value-type="string">
            <text:p>聖湖社區活動中心新增二樓水錶及電錶工程 </text:p>
          </table:table-cell>
          <table:table-cell table:style-name="ce5" office:value-type="string" office:string-value="宜蘭縣蘇澳鎮公所" calcext:value-type="string">
            <text:p>宜蘭縣蘇澳鎮公所 </text:p>
          </table:table-cell>
          <table:table-cell table:number-columns-repeated="2" table:style-name="ce5" office:value-type="float" office:value="99" calcext:value-type="float">
            <text:p>99 </text:p>
          </table:table-cell>
          <table:table-cell table:style-name="ce18" office:value-type="string" office:string-value="社會福利設施-社會福利設施-獎補助費-對地方政府之補助 " calcext:value-type="string">
            <text:p>社會福利設施-社會福利設施-獎補助費-對地方政府之補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社尾集會所修繕不鏽鋼電動捲門工程" calcext:value-type="string">
            <text:p>社尾集會所修繕不鏽鋼電動捲門工程 </text:p>
          </table:table-cell>
          <table:table-cell table:style-name="ce5" office:value-type="string" office:string-value="五結鄉季新社區發展協會" calcext:value-type="string">
            <text:p>五結鄉季新社區發展協會 </text:p>
          </table:table-cell>
          <table:table-cell table:number-columns-repeated="2" table:style-name="ce5" office:value-type="float" office:value="98" calcext:value-type="float">
            <text:p>98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社區修繕廣場牆壁工程" calcext:value-type="string">
            <text:p>社區修繕廣場牆壁工程 </text:p>
          </table:table-cell>
          <table:table-cell table:style-name="ce5" office:value-type="string" office:string-value="宜蘭縣冬山鄉群英社區發展協會" calcext:value-type="string">
            <text:p>宜蘭縣冬山鄉群英社區發展協會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添購冷氣機2部、投影機1部設備" calcext:value-type="string">
            <text:p>添購冷氣機2部、投影機1部設備 </text:p>
          </table:table-cell>
          <table:table-cell table:style-name="ce5" office:value-type="string" office:string-value="宜蘭縣無尾港文教促進會" calcext:value-type="string">
            <text:p>宜蘭縣無尾港文教促進會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65" calcext:value-type="float">
            <text:p>6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1">
          <table:table-cell table:style-name="ce5" office:value-type="string" office:string-value="落地式冷氣設備" calcext:value-type="string">
            <text:p>落地式冷氣設備 </text:p>
          </table:table-cell>
          <table:table-cell table:style-name="ce5" office:value-type="string" office:string-value="冬山鄉清溝社區發展協會" calcext:value-type="string">
            <text:p>冬山鄉清溝社區發展協會 </text:p>
          </table:table-cell>
          <table:table-cell table:number-columns-repeated="2" table:style-name="ce5" office:value-type="float" office:value="55" calcext:value-type="float">
            <text:p>5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7">
          <table:table-cell table:style-name="ce5" office:value-type="string" office:string-value="補助財團法人宜蘭縣私立親水園養護之家購置「充實設施設備計畫」(氧氣製造機)2台" calcext:value-type="string">
            <text:p>補助財團法人宜蘭縣私立親水園養護之家購置「充實設施設備計畫」(氧氣製造機)2台 </text:p>
          </table:table-cell>
          <table:table-cell table:style-name="ce5" office:value-type="string" office:string-value="財團法人宜蘭縣私立親水園養護之家" calcext:value-type="string">
            <text:p>財團法人宜蘭縣私立親水園養護之家 </text:p>
          </table:table-cell>
          <table:table-cell table:number-columns-repeated="2" table:style-name="ce5" office:value-type="float" office:value="99" calcext:value-type="float">
            <text:p>99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8">
          <table:table-cell table:style-name="ce5" office:value-type="string" office:string-value="社區活動中心充實廚房設備" calcext:value-type="string">
            <text:p>社區活動中心充實廚房設備 </text:p>
          </table:table-cell>
          <table:table-cell table:style-name="ce5" office:value-type="string" office:string-value="五結鄉孝威社區發展協會" calcext:value-type="string">
            <text:p>五結鄉孝威社區發展協會 </text:p>
          </table:table-cell>
          <table:table-cell table:number-columns-repeated="2" table:style-name="ce5" office:value-type="float" office:value="170" calcext:value-type="float">
            <text:p>17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兵乓球桌2組" calcext:value-type="string">
            <text:p>兵乓球桌2組 </text:p>
          </table:table-cell>
          <table:table-cell table:style-name="ce5" office:value-type="string" office:string-value="冬山鄉八寶社區發展協會" calcext:value-type="string">
            <text:p>冬山鄉八寶社區發展協會 </text:p>
          </table:table-cell>
          <table:table-cell table:number-columns-repeated="2" table:style-name="ce5" office:value-type="float" office:value="28" calcext:value-type="float">
            <text:p>28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9">
          <table:table-cell table:style-name="ce5" office:value-type="string" office:string-value="購置社區活動中心LED看板" calcext:value-type="string">
            <text:p>購置社區活動中心LED看板 </text:p>
          </table:table-cell>
          <table:table-cell table:style-name="ce5" office:value-type="string" office:string-value="冬山鄉香和社區發展協會" calcext:value-type="string">
            <text:p>冬山鄉香和社區發展協會 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充實社區關懷據點卡拉OK、電視、碎紙機設備" calcext:value-type="string">
            <text:p>充實社區關懷據點卡拉OK、電視、碎紙機設備 </text:p>
          </table:table-cell>
          <table:table-cell table:style-name="ce5" office:value-type="string" office:string-value="冬山鄉冬山社區發展協會" calcext:value-type="string">
            <text:p>冬山鄉冬山社區發展協會 </text:p>
          </table:table-cell>
          <table:table-cell table:number-columns-repeated="2" table:style-name="ce5" office:value-type="float" office:value="92" calcext:value-type="float">
            <text:p>92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0">
          <table:table-cell table:style-name="ce5" office:value-type="string" office:string-value="購置擴大機、液晶電視、無線麥克風、移動式機櫃、壁掛式喇叭設備" calcext:value-type="string">
            <text:p>購置擴大機、液晶電視、無線麥克風、移動式機櫃、壁掛式喇叭設備 </text:p>
          </table:table-cell>
          <table:table-cell table:style-name="ce5" office:value-type="string" office:string-value="冬山鄉南興社區發展協會" calcext:value-type="string">
            <text:p>冬山鄉南興社區發展協會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71" calcext:value-type="float">
            <text:p>71 </text:p>
          </table:table-cell>
          <table:table-cell table:style-name="ce18" office:value-type="string" office:string-value="社會福利設施-社會福利設施-獎補助費-對國內團體之捐助、社區發展-社區發展-獎補助費-對國內團體之捐助 " calcext:value-type="string">
            <text:p>社會福利設施-社會福利設施-獎補助費-對國內團體之捐助、社區發展-社區發展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1">
          <table:table-cell table:style-name="ce5" office:value-type="string" office:string-value="購置按摩椅、飲水機、電動布幕機設備" calcext:value-type="string">
            <text:p>購置按摩椅、飲水機、電動布幕機設備 </text:p>
          </table:table-cell>
          <table:table-cell table:style-name="ce5" office:value-type="string" office:string-value="羅東鎮仁和社區發展協會" calcext:value-type="string">
            <text:p>羅東鎮仁和社區發展協會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社會福利設施-社會福利設施-獎補助費-對國內團體之捐助" calcext:value-type="string">
            <text:p>社會福利設施-社會福利設施-獎補助費-對國內團體之捐助 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2">
          <table:table-cell table:style-name="ce5" office:value-type="string" office:string-value="關懷據點添購投影機、電動布幕機、無線麥克風等設備" calcext:value-type="string">
            <text:p>關懷據點添購投影機、電動布幕機、無線麥克風等設備 </text:p>
          </table:table-cell>
          <table:table-cell table:style-name="ce5" office:value-type="string" office:string-value="五結鄉三興社區發展協會" calcext:value-type="string">
            <text:p>五結鄉三興社區發展協會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52" calcext:value-type="float">
            <text:p>52 </text:p>
          </table:table-cell>
          <table:table-cell table:style-name="ce18" office:value-type="string" office:string-value="社會福利設施-社會福利設施-獎補助費-對國內團體之捐助、社區發展-社區發展-獎補助費-對國內團體之捐助 " calcext:value-type="string">
            <text:p>社會福利設施-社會福利設施-獎補助費-對國內團體之捐助、社區發展-社區發展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3">
          <table:table-cell table:style-name="ce5" office:value-type="string" office:string-value="購置桌上型電腦、雷射多功能事務機、鋼製電腦桌、電腦椅、無線麥克風" calcext:value-type="string">
            <text:p>購置桌上型電腦、雷射多功能事務機、鋼製電腦桌、電腦椅、無線麥克風 </text:p>
          </table:table-cell>
          <table:table-cell table:style-name="ce5" office:value-type="string" office:string-value="羅東鎮南昌社區發展協會" calcext:value-type="string">
            <text:p>羅東鎮南昌社區發展協會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53" calcext:value-type="float">
            <text:p>53 </text:p>
          </table:table-cell>
          <table:table-cell table:style-name="ce18" office:value-type="string" office:string-value="社會福利設施-社會福利設施-獎補助費-對國內團體之捐助、社區發展-社區發展-獎補助費-對國內團體之捐助 " calcext:value-type="string">
            <text:p>社會福利設施-社會福利設施-獎補助費-對國內團體之捐助、社區發展-社區發展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4">
          <table:table-cell table:style-name="ce5" office:value-type="string" office:string-value="長青學苑打擊樂器" calcext:value-type="string">
            <text:p>長青學苑打擊樂器 </text:p>
          </table:table-cell>
          <table:table-cell table:style-name="ce5" office:value-type="string" office:string-value="五結鄉三興社區發展協會" calcext:value-type="string">
            <text:p>五結鄉三興社區發展協會 </text:p>
          </table:table-cell>
          <table:table-cell table:number-columns-repeated="2" table:style-name="ce5" office:value-type="float" office:value="20" calcext:value-type="float">
            <text:p>20 </text:p>
          </table:table-cell>
          <table:table-cell table:style-name="ce18" office:value-type="string" office:string-value="社會福利設施-社會福利設施-獎補助費-對國內團體之捐助、社區發展-社區發展-獎補助費-對國內團體之捐助 " calcext:value-type="string">
            <text:p>社會福利設施-社會福利設施-獎補助費-對國內團體之捐助、社區發展-社區發展-獎補助費-對國內團體之捐助 <text:s/>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5">
          <table:table-cell table:style-name="ce5" office:value-type="string" office:string-value="購置投影機、電動布幕設備" calcext:value-type="string">
            <text:p>購置投影機、電動布幕設備 </text:p>
          </table:table-cell>
          <table:table-cell table:style-name="ce5" office:value-type="string" office:string-value="羅東鎮集祥社區發展協會" calcext:value-type="string">
            <text:p>羅東鎮集祥社區發展協會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25" calcext:value-type="float">
            <text:p>25 </text:p>
          </table:table-cell>
          <table:table-cell table:style-name="ce18" office:value-type="string" office:string-value="社會福利設施-社會福利設施-獎補助費-對國內團體之捐助" calcext:value-type="string">
            <text:p>社會福利設施-社會福利設施-獎補助費-對國內團體之捐助 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6">
          <table:table-cell table:style-name="ce5" office:value-type="string" office:string-value="添購落地型冷氣機設備" calcext:value-type="string">
            <text:p>添購落地型冷氣機設備 </text:p>
          </table:table-cell>
          <table:table-cell table:style-name="ce5" office:value-type="string" office:string-value="羅東鎮東安社區發展協會" calcext:value-type="string">
            <text:p>羅東鎮東安社區發展協會 </text:p>
          </table:table-cell>
          <table:table-cell table:number-columns-repeated="2" table:style-name="ce5" office:value-type="float" office:value="220" calcext:value-type="float">
            <text:p>220 </text:p>
          </table:table-cell>
          <table:table-cell table:style-name="ce18" office:value-type="string" office:string-value="社會福利設施-社會福利設施-獎補助費-對國內團體之捐助" calcext:value-type="string">
            <text:p>社會福利設施-社會福利設施-獎補助費-對國內團體之捐助 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購置窗型冷氣設備" calcext:value-type="string">
            <text:p>購置窗型冷氣設備 </text:p>
          </table:table-cell>
          <table:table-cell table:style-name="ce5" office:value-type="string" office:string-value="冬山鄉梅花社區發展協會" calcext:value-type="string">
            <text:p>冬山鄉梅花社區發展協會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社會福利設施-社會福利設施-獎補助費-對國內團體之捐助" calcext:value-type="string">
            <text:p>社會福利設施-社會福利設施-獎補助費-對國內團體之捐助 </text:p>
          </table:table-cell>
          <table:table-cell table:style-name="ce5" office:value-type="string" office:string-value="宜蘭縣政府" calcext:value-type="string">
            <text:p>宜蘭縣政府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辦理「購置投影機、電動布幕、電腦、電視機、移動式擴大機設備」計畫" calcext:value-type="string">
            <text:p>辦理「購置投影機、電動布幕、電腦、電視機、移動式擴大機設備」計畫 </text:p>
          </table:table-cell>
          <table:table-cell table:style-name="ce5" office:value-type="string" office:string-value="宜蘭市民負社區發展協會 " calcext:value-type="string">
            <text:p>宜蘭市民負社區發展協會 <text:s/></text:p>
          </table:table-cell>
          <table:table-cell table:number-columns-repeated="2" table:style-name="ce5" office:value-type="float" office:value="119" calcext:value-type="float">
            <text:p>119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購置活動中心卡拉ok伴唱機組、電視機、移動式擴大機設備」計畫" calcext:value-type="string">
            <text:p>辦理「購置活動中心卡拉ok伴唱機組、電視機、移動式擴大機設備」計畫 </text:p>
          </table:table-cell>
          <table:table-cell table:style-name="ce5" office:value-type="string" office:string-value="五結鄉四結社區發展協會 " calcext:value-type="string">
            <text:p>五結鄉四結社區發展協會 <text:s/></text:p>
          </table:table-cell>
          <table:table-cell table:number-columns-repeated="2" table:style-name="ce5" office:value-type="float" office:value="98" calcext:value-type="float">
            <text:p>98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7">
          <table:table-cell table:style-name="ce5" office:value-type="string" office:string-value="辦理「社區整修活動中心工程」" calcext:value-type="string">
            <text:p>辦理「社區整修活動中心工程」 </text:p>
          </table:table-cell>
          <table:table-cell table:style-name="ce5" office:value-type="string" office:string-value="頭城鎮大坑社區發展協會 " calcext:value-type="string">
            <text:p>頭城鎮大坑社區發展協會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8">
          <table:table-cell table:style-name="ce5" office:value-type="string" office:string-value="辦理「購置液晶電視機、卡拉OK組、移動式擴大機、直立式飲水機設備」" calcext:value-type="string">
            <text:p>辦理「購置液晶電視機、卡拉OK組、移動式擴大機、直立式飲水機設備」 </text:p>
          </table:table-cell>
          <table:table-cell table:style-name="ce5" office:value-type="string" office:string-value="頭城鎮大坑社區發展協會 " calcext:value-type="string">
            <text:p>頭城鎮大坑社區發展協會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吊扇修繕及配線工程」計畫" calcext:value-type="string">
            <text:p>辦理「吊扇修繕及配線工程」計畫 </text:p>
          </table:table-cell>
          <table:table-cell table:style-name="ce5" office:value-type="string" office:string-value="頭城鎮金盈社區發展協會 " calcext:value-type="string">
            <text:p>頭城鎮金盈社區發展協會 <text:s/></text:p>
          </table:table-cell>
          <table:table-cell table:number-columns-repeated="2" table:style-name="ce5" office:value-type="float" office:value="39" calcext:value-type="float">
            <text:p>39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購置移動式擴音機設備」計畫" calcext:value-type="string">
            <text:p>辦理「購置移動式擴音機設備」計畫 </text:p>
          </table:table-cell>
          <table:table-cell table:style-name="ce5" office:value-type="string" office:string-value="宜蘭縣蘭花協會 " calcext:value-type="string">
            <text:p>宜蘭縣蘭花協會 <text:s/></text:p>
          </table:table-cell>
          <table:table-cell table:number-columns-repeated="2" table:style-name="ce5" office:value-type="float" office:value="20" calcext:value-type="float">
            <text:p>2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105年購置戶外健身器材」計畫" calcext:value-type="string">
            <text:p>辦理「105年購置戶外健身器材」計畫 </text:p>
          </table:table-cell>
          <table:table-cell table:style-name="ce5" office:value-type="string" office:string-value="員山鄉內城社區發展協會 " calcext:value-type="string">
            <text:p>員山鄉內城社區發展協會 <text:s/></text:p>
          </table:table-cell>
          <table:table-cell table:number-columns-repeated="2" table:style-name="ce5" office:value-type="float" office:value="120" calcext:value-type="float">
            <text:p>12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5">
          <table:table-cell table:style-name="ce5" office:value-type="string" office:string-value="辦理「添購設施設備類申請補助計劃」" calcext:value-type="string">
            <text:p>辦理「添購設施設備類申請補助計劃」 </text:p>
          </table:table-cell>
          <table:table-cell table:style-name="ce5" office:value-type="string" office:string-value="宜蘭市七結社區發展協會 " calcext:value-type="string">
            <text:p>宜蘭市七結社區發展協會 <text:s/></text:p>
          </table:table-cell>
          <table:table-cell table:number-columns-repeated="2" table:style-name="ce5" office:value-type="float" office:value="87" calcext:value-type="float">
            <text:p>87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5">
          <table:table-cell table:style-name="ce5" office:value-type="string" office:string-value="辦理「社區活動中心吊扇修繕、購置電視、成果展相框、防盜窗設備」計畫" calcext:value-type="string">
            <text:p>辦理「社區活動中心吊扇修繕、購置電視、成果展相框、防盜窗設備」計畫 </text:p>
          </table:table-cell>
          <table:table-cell table:style-name="ce5" office:value-type="string" office:string-value="頭城鎮福成社區發展協會 " calcext:value-type="string">
            <text:p>頭城鎮福成社區發展協會 <text:s/>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添購設備冷藏庫」" calcext:value-type="string">
            <text:p>辦理「添購設備冷藏庫」 </text:p>
          </table:table-cell>
          <table:table-cell table:style-name="ce5" office:value-type="string" office:string-value="頭城鎮新建社區發展協會 " calcext:value-type="string">
            <text:p>頭城鎮新建社區發展協會 <text:s/></text:p>
          </table:table-cell>
          <table:table-cell table:number-columns-repeated="2" table:style-name="ce5" office:value-type="float" office:value="120" calcext:value-type="float">
            <text:p>12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8">
          <table:table-cell table:style-name="ce5" office:value-type="string" office:string-value="辦理「文創手工染坊設備」" calcext:value-type="string">
            <text:p>辦理「文創手工染坊設備」 </text:p>
          </table:table-cell>
          <table:table-cell table:style-name="ce5" office:value-type="string" office:string-value="宜蘭市進士社區發展協會 " calcext:value-type="string">
            <text:p>宜蘭市進士社區發展協會 <text:s/>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充實電腦伴唱機(點歌機)麥克風迴授抑制器設備」" calcext:value-type="string">
            <text:p>辦理「充實電腦伴唱機(點歌機)麥克風迴授抑制器設備」 </text:p>
          </table:table-cell>
          <table:table-cell table:style-name="ce5" office:value-type="string" office:string-value="五結鄉鎮安社區發展協會 " calcext:value-type="string">
            <text:p>五結鄉鎮安社區發展協會 <text:s/></text:p>
          </table:table-cell>
          <table:table-cell table:number-columns-repeated="2" table:style-name="ce5" office:value-type="float" office:value="45" calcext:value-type="float">
            <text:p>4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0">
          <table:table-cell table:style-name="ce5" office:value-type="string" office:string-value="辦理「105年度添購社會福利業務設施設備」" calcext:value-type="string">
            <text:p>辦理「105年度添購社會福利業務設施設備」 </text:p>
          </table:table-cell>
          <table:table-cell table:style-name="ce5" office:value-type="string" office:string-value="宜蘭縣社教福利服務發展協會 " calcext:value-type="string">
            <text:p>宜蘭縣社教福利服務發展協會 <text:s/>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2" calcext:value-type="float">
            <text:p>12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添購鍊鋸、點歌機、電視設備」" calcext:value-type="string">
            <text:p>辦理「添購鍊鋸、點歌機、電視設備」 </text:p>
          </table:table-cell>
          <table:table-cell table:style-name="ce5" office:value-type="string" office:string-value="羅東鎮北成社區發展協會 " calcext:value-type="string">
            <text:p>羅東鎮北成社區發展協會 <text:s/>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5">
          <table:table-cell table:style-name="ce5" office:value-type="string" office:string-value="辦理「購置關懷據點日托站白鐵壓榨機、白鐵盆、大鼎、白鐵蒸籠器具設備」" calcext:value-type="string">
            <text:p>辦理「購置關懷據點日托站白鐵壓榨機、白鐵盆、大鼎、白鐵蒸籠器具設備」 </text:p>
          </table:table-cell>
          <table:table-cell table:style-name="ce5" office:value-type="string" office:string-value="冬山鄉香和社區發展協會 " calcext:value-type="string">
            <text:p>冬山鄉香和社區發展協會 <text:s/></text:p>
          </table:table-cell>
          <table:table-cell table:number-columns-repeated="2" table:style-name="ce5" office:value-type="float" office:value="23" calcext:value-type="float">
            <text:p>23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0">
          <table:table-cell table:style-name="ce5" office:value-type="string" office:string-value="辦理會址變更「增添設備及汰舊換新」" calcext:value-type="string">
            <text:p>辦理會址變更「增添設備及汰舊換新」 </text:p>
          </table:table-cell>
          <table:table-cell table:style-name="ce5" office:value-type="string" office:string-value="宜蘭縣楊姓宗親會" calcext:value-type="string">
            <text:p>宜蘭縣楊姓宗親會 </text:p>
          </table:table-cell>
          <table:table-cell table:style-name="ce5" office:value-type="float" office:value="200" calcext:value-type="float">
            <text:p>200 </text:p>
          </table:table-cell>
          <table:table-cell table:style-name="ce5" office:value-type="float" office:value="155" calcext:value-type="float">
            <text:p>15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1">
          <table:table-cell table:style-name="ce5" office:value-type="string" office:string-value="辦理「充實設備購置鐵盒便當、大型飲水機、洗碗機、自動鎖頻無線接收機組、活動簡易廁所設備及冷藏冷凍櫃設備」" calcext:value-type="string">
            <text:p>辦理「充實設備購置鐵盒便當、大型飲水機、洗碗機、自動鎖頻無線接收機組、活動簡易廁所設備及冷藏冷凍櫃設備」 </text:p>
          </table:table-cell>
          <table:table-cell table:style-name="ce5" office:value-type="string" office:string-value="宜蘭市思源社區發展協會 " calcext:value-type="string">
            <text:p>宜蘭市思源社區發展協會 <text:s/></text:p>
          </table:table-cell>
          <table:table-cell table:number-columns-repeated="2" table:style-name="ce5" office:value-type="float" office:value="150" calcext:value-type="float">
            <text:p>15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0">
          <table:table-cell table:style-name="ce5" office:value-type="string" office:string-value="辦理「添購置物櫃設備」" calcext:value-type="string">
            <text:p>辦理「添購置物櫃設備」 </text:p>
          </table:table-cell>
          <table:table-cell table:style-name="ce5" office:value-type="string" office:string-value="羅東鎮仁愛社區發展協會 " calcext:value-type="string">
            <text:p>羅東鎮仁愛社區發展協會 <text:s/></text:p>
          </table:table-cell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購置辦公室資訊化設備」" calcext:value-type="string">
            <text:p>辦理「購置辦公室資訊化設備」 </text:p>
          </table:table-cell>
          <table:table-cell table:style-name="ce5" office:value-type="string" office:string-value="蘇澳鎮福德長壽協會 " calcext:value-type="string">
            <text:p>蘇澳鎮福德長壽協會 <text:s/>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6" calcext:value-type="float">
            <text:p>36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8">
          <table:table-cell table:style-name="ce5" office:value-type="string" office:string-value="辦理「歌唱班電視機設備」" calcext:value-type="string">
            <text:p>辦理「歌唱班電視機設備」 </text:p>
          </table:table-cell>
          <table:table-cell table:style-name="ce5" office:value-type="string" office:string-value="宜蘭市進士社區發展協會 " calcext:value-type="string">
            <text:p>宜蘭市進士社區發展協會 <text:s/></text:p>
          </table:table-cell>
          <table:table-cell table:number-columns-repeated="2" table:style-name="ce5" office:value-type="float" office:value="20" calcext:value-type="float">
            <text:p>2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辦理「社區圍牆大門及屋頂漏水檢修」" calcext:value-type="string">
            <text:p>辦理「社區圍牆大門及屋頂漏水檢修」 </text:p>
          </table:table-cell>
          <table:table-cell table:style-name="ce5" office:value-type="string" office:string-value="冬山鄉永美社區發展協會 " calcext:value-type="string">
            <text:p>冬山鄉永美社區發展協會 <text:s/></text:p>
          </table:table-cell>
          <table:table-cell table:number-columns-repeated="2" table:style-name="ce5" office:value-type="float" office:value="80" calcext:value-type="float">
            <text:p>8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7">
          <table:table-cell table:style-name="ce5" office:value-type="string" office:string-value="辦理「社區活動中心室內修繕暨排水溝洩水改善」" calcext:value-type="string">
            <text:p>辦理「社區活動中心室內修繕暨排水溝洩水改善」 </text:p>
          </table:table-cell>
          <table:table-cell table:style-name="ce5" office:value-type="string" office:string-value="冬山鄉柯林社區發展協會 " calcext:value-type="string">
            <text:p>冬山鄉柯林社區發展協會 <text:s/></text:p>
          </table:table-cell>
          <table:table-cell table:number-columns-repeated="2" table:style-name="ce5" office:value-type="float" office:value="170" calcext:value-type="float">
            <text:p>17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增設動力用電工程計畫」" calcext:value-type="string">
            <text:p>辦理「增設動力用電工程計畫」 </text:p>
          </table:table-cell>
          <table:table-cell table:style-name="ce5" office:value-type="string" office:string-value="員山鄉同樂社區發展協會 " calcext:value-type="string">
            <text:p>員山鄉同樂社區發展協會 <text:s/>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汰換社區活動中心會議椅」" calcext:value-type="string">
            <text:p>辦理「汰換社區活動中心會議椅」 </text:p>
          </table:table-cell>
          <table:table-cell table:style-name="ce5" office:value-type="string" office:string-value="冬山鄉柯林社區發展協會 " calcext:value-type="string">
            <text:p>冬山鄉柯林社區發展協會 <text:s/>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5" calcext:value-type="float">
            <text:p>4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集會所添購內部設備」" calcext:value-type="string">
            <text:p>辦理「集會所添購內部設備」 </text:p>
          </table:table-cell>
          <table:table-cell table:style-name="ce5" office:value-type="string" office:string-value="宜蘭市慈安社區發展協會 " calcext:value-type="string">
            <text:p>宜蘭市慈安社區發展協會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辦理「購置修枝機、鏈鋸機、割草機設備」" calcext:value-type="string">
            <text:p>辦理「購置修枝機、鏈鋸機、割草機設備」 </text:p>
          </table:table-cell>
          <table:table-cell table:style-name="ce5" office:value-type="string" office:string-value="頭城鎮新建社區發展協會 " calcext:value-type="string">
            <text:p>頭城鎮新建社區發展協會 <text:s/></text:p>
          </table:table-cell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充實活動中心舞台LED字幕機、冷氣機、桌上型電腦、筆記型電腦、鋼製辦公桌辦公椅等設備」" calcext:value-type="string">
            <text:p>辦理「充實活動中心舞台LED字幕機、冷氣機、桌上型電腦、筆記型電腦、鋼製辦公桌辦公椅等設備」 </text:p>
          </table:table-cell>
          <table:table-cell table:style-name="ce5" office:value-type="string" office:string-value="五結鄉孝威社區發展協會 " calcext:value-type="string">
            <text:p>五結鄉孝威社區發展協會 <text:s/></text:p>
          </table:table-cell>
          <table:table-cell table:style-name="ce5" office:value-type="float" office:value="165" calcext:value-type="float">
            <text:p>165 </text:p>
          </table:table-cell>
          <table:table-cell table:style-name="ce5" office:value-type="float" office:value="130" calcext:value-type="float">
            <text:p>13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辦理「家政班機器設備(榨油機1台、刨冰機1台)」" calcext:value-type="string">
            <text:p>辦理「家政班機器設備(榨油機1台、刨冰機1台)」 </text:p>
          </table:table-cell>
          <table:table-cell table:style-name="ce5" office:value-type="string" office:string-value="宜蘭市進士社區發展協會 " calcext:value-type="string">
            <text:p>宜蘭市進士社區發展協會 <text:s/></text:p>
          </table:table-cell>
          <table:table-cell table:number-columns-repeated="2" table:style-name="ce5" office:value-type="float" office:value="38" calcext:value-type="float">
            <text:p>38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丸山社區水利公園木構平台工程」" calcext:value-type="string">
            <text:p>辦理「丸山社區水利公園木構平台工程」 </text:p>
          </table:table-cell>
          <table:table-cell table:style-name="ce5" office:value-type="string" office:string-value="冬山鄉丸山社區發展協會 " calcext:value-type="string">
            <text:p>冬山鄉丸山社區發展協會 <text:s/>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國際志工綠色隧道工程及電熱水器計畫」" calcext:value-type="string">
            <text:p>辦理「國際志工綠色隧道工程及電熱水器計畫」 </text:p>
          </table:table-cell>
          <table:table-cell table:style-name="ce5" office:value-type="string" office:string-value="壯圍鄉古亭社區發展協會" calcext:value-type="string">
            <text:p>壯圍鄉古亭社區發展協會 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105年度添購社會福利業務設施設備」" calcext:value-type="string">
            <text:p>辦理「105年度添購社會福利業務設施設備」 </text:p>
          </table:table-cell>
          <table:table-cell table:style-name="ce5" office:value-type="string" office:string-value="社教福利服務發展協會" calcext:value-type="string">
            <text:p>社教福利服務發展協會 </text:p>
          </table:table-cell>
          <table:table-cell table:style-name="ce5" office:value-type="float" office:value="14.5" calcext:value-type="float">
            <text:p>15 </text:p>
          </table:table-cell>
          <table:table-cell table:style-name="ce5" office:value-type="float" office:value="15" calcext:value-type="float">
            <text:p>1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7">
          <table:table-cell table:style-name="ce5" office:value-type="string" office:string-value="辦理「牽罟漁具購置」" calcext:value-type="string">
            <text:p>辦理「牽罟漁具購置」 </text:p>
          </table:table-cell>
          <table:table-cell table:style-name="ce5" office:value-type="string" office:string-value="壯圍鄉?後社區發展協會" calcext:value-type="string">
            <text:p>壯圍鄉?後社區發展協會 </text:p>
          </table:table-cell>
          <table:table-cell table:number-columns-repeated="2" table:style-name="ce5" office:value-type="float" office:value="80" calcext:value-type="float">
            <text:p>8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辦理「添購壓路機、鋉鋸、割草機、電腦、雷射列印機」" calcext:value-type="string">
            <text:p>辦理「添購壓路機、鋉鋸、割草機、電腦、雷射列印機」 </text:p>
          </table:table-cell>
          <table:table-cell table:style-name="ce5" office:value-type="string" office:string-value="蘇澳鎮龍安志工服務協會" calcext:value-type="string">
            <text:p>蘇澳鎮龍安志工服務協會 </text:p>
          </table:table-cell>
          <table:table-cell table:number-columns-repeated="2" table:style-name="ce5" office:value-type="float" office:value="80" calcext:value-type="float">
            <text:p>8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購置執勤裝備」" calcext:value-type="string">
            <text:p>辦理「購置執勤裝備」 </text:p>
          </table:table-cell>
          <table:table-cell table:style-name="ce5" office:value-type="string" office:string-value="蘇澳鎮蘇西社區發展協會" calcext:value-type="string">
            <text:p>蘇澳鎮蘇西社區發展協會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購置志工執勤背心」" calcext:value-type="string">
            <text:p>辦理「購置志工執勤背心」 </text:p>
          </table:table-cell>
          <table:table-cell table:style-name="ce5" office:value-type="string" office:string-value="冬山鄉柯林社區發展協會" calcext:value-type="string">
            <text:p>冬山鄉柯林社區發展協會 </text:p>
          </table:table-cell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table:content-validation-name="val1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8">
          <table:table-cell table:style-name="ce5" office:value-type="string" office:string-value="辦理「購置志工工作鞋」" calcext:value-type="string">
            <text:p>辦理「購置志工工作鞋」 </text:p>
          </table:table-cell>
          <table:table-cell table:style-name="ce5" office:value-type="string" office:string-value="鴻毅志願服務協會" calcext:value-type="string">
            <text:p>鴻毅志願服務協會 </text:p>
          </table:table-cell>
          <table:table-cell table:number-columns-repeated="2" table:style-name="ce5" office:value-type="float" office:value="150" calcext:value-type="float">
            <text:p>150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5">
          <table:table-cell table:style-name="ce5" office:value-type="string" office:string-value="辦理「內部組織充實設施設備」" calcext:value-type="string">
            <text:p>辦理「內部組織充實設施設備」 </text:p>
          </table:table-cell>
          <table:table-cell table:style-name="ce5" office:value-type="string" office:string-value="宜蘭市慈安社區發展協會" calcext:value-type="string">
            <text:p>宜蘭市慈安社區發展協會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85" calcext:value-type="float">
            <text:p>85 </text:p>
          </table:table-cell>
          <table:table-cell table:style-name="ce18" office:value-type="string" office:string-value="社會福利設施-社會福利設施-獎補助費-對國內團體之捐助 " calcext:value-type="string">
            <text:p>社會福利設施-社會福利設施-獎補助費-對國內團體之捐助 <text:s/></text:p>
          </table:table-cell>
          <table:table-cell table:style-name="ce5" office:value-type="string" office:string-value="宜蘭縣政府社會處 " calcext:value-type="string">
            <text:p>宜蘭縣政府社會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社會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2">
          <table:table-cell table:style-name="ce5" office:value-type="string" office:string-value="壯圍鄉壯五路280巷5之10號前路面改善工程 " calcext:value-type="string">
            <text:p>壯圍鄉壯五路280巷5之10號前路面改善工程 <text:s/></text:p>
          </table:table-cell>
          <table:table-cell table:style-name="ce5" office:value-type="string" office:string-value="壯圍鄉 " calcext:value-type="string">
            <text:p>壯圍鄉 <text:s/></text:p>
          </table:table-cell>
          <table:table-cell table:number-columns-repeated="2" table:style-name="ce5" office:value-type="float" office:value="200" calcext:value-type="float">
            <text:p>200 </text:p>
          </table:table-cell>
          <table:table-cell table:style-name="ce18" office:value-type="string" office:string-value="農地重劃區改善工程-農水路改善工程-獎補助費 " calcext:value-type="string">
            <text:p>農地重劃區改善工程-農水路改善工程-獎補助費 <text:s/></text:p>
          </table:table-cell>
          <table:table-cell table:style-name="ce5" office:value-type="string" office:string-value="壯圍鄉公所 " calcext:value-type="string">
            <text:p>壯圍鄉公所 <text:s/></text:p>
          </table:table-cell>
          <table:table-cell table:style-name="ce5" office:value-type="string" office:string-value="公開取得報價單或企劃書 " calcext:value-type="string">
            <text:p>公開取得報價單或企劃書 <text:s/></text:p>
          </table:table-cell>
          <table:table-cell table:style-name="ce5" office:value-type="string" office:string-value="崧峰營造股份有限公司 " calcext:value-type="string">
            <text:p>崧峰營造股份有限公司 <text:s/></text:p>
          </table:table-cell>
          <table:table-cell office:value-type="string" calcext:value-type="string">
            <text:p>地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3">
          <table:table-cell table:style-name="ce5" office:value-type="string" office:string-value="補助宜蘭縣頭城國際青年商會辦理「申請新購辦公設備」公文櫃 " calcext:value-type="string">
            <text:p>補助宜蘭縣頭城國際青年商會辦理「申請新購辦公設備」公文櫃 <text:s/></text:p>
          </table:table-cell>
          <table:table-cell table:style-name="ce5" office:value-type="string" calcext:value-type="string">
            <text:p>宜蘭縣頭城國際青年商會</text:p>
            <text:p>(頭城鎮開蘭東路5巷2-3號4樓)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14" calcext:value-type="float">
            <text:p>14 </text:p>
          </table:table-cell>
          <table:table-cell table:style-name="ce18" office:value-type="string" office:string-value="國民就業支出－勞政福利設施－勞政福利設施－勞政福利設施－獎補助費－對國內團體之捐助 " calcext:value-type="string">
            <text:p>國民就業支出－勞政福利設施－勞政福利設施－勞政福利設施－獎補助費－對國內團體之捐助 <text:s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昌傑實業 " calcext:value-type="string">
            <text:p>昌傑實業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4">
          <table:table-cell table:style-name="ce5" office:value-type="string" office:string-value="補助宜蘭縣總工會辦理會務及職業訓練影印機更新計畫-影印機一台 " calcext:value-type="string">
            <text:p>補助宜蘭縣總工會辦理會務及職業訓練影印機更新計畫-影印機一台 <text:s/></text:p>
          </table:table-cell>
          <table:table-cell table:style-name="ce5" office:value-type="string" office:string-value="宜蘭縣總工會 " calcext:value-type="string">
            <text:p>宜蘭縣總工會 <text:s/>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國民就業支出-勞政福利設施-勞政福利設施-勞政福利設施-獎補助費-對國內團體之捐助  " calcext:value-type="string">
            <text:p>國民就業支出-勞政福利設施-勞政福利設施-勞政福利設施-獎補助費-對國內團體之捐助 <text:s text:c="2"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德美事務儀器行 " calcext:value-type="string">
            <text:p>德美事務儀器行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5">
          <table:table-cell table:style-name="ce5" office:value-type="string" office:string-value="補助本縣電器裝修業職業工會辦理「105年度充實辦公會所電腦設備設置」計畫  " calcext:value-type="string">
            <text:p>補助本縣電器裝修業職業工會辦理「105年度充實辦公會所電腦設備設置」計畫 <text:s text:c="2"/></text:p>
          </table:table-cell>
          <table:table-cell table:style-name="ce5" office:value-type="string" office:string-value="宜蘭縣電器裝修業職業工會 " calcext:value-type="string">
            <text:p>宜蘭縣電器裝修業職業工會 <text:s/>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0" calcext:value-type="float">
            <text:p>30 </text:p>
          </table:table-cell>
          <table:table-cell table:style-name="ce18" office:value-type="string" office:string-value="國民就業支出-勞政福利設施-勞政福利設施-勞政福利設施-獎補助費-對國內團體之捐助  " calcext:value-type="string">
            <text:p>國民就業支出-勞政福利設施-勞政福利設施-勞政福利設施-獎補助費-對國內團體之捐助 <text:s text:c="2"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承昇企業社 " calcext:value-type="string">
            <text:p>承昇企業社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5">
          <table:table-cell table:style-name="ce5" office:value-type="string" office:string-value="補助宜蘭縣布花完稿設計職業工會辦理105年度勞工職訓教室-增購教學設備實施計畫-日本電腦專業縫紉機1台.日本智慧型縫紉機6台.均勻送布壓腳6組 " calcext:value-type="string">
            <text:p>補助宜蘭縣布花完稿設計職業工會辦理105年度勞工職訓教室-增購教學設備實施計畫-日本電腦專業縫紉機1台.日本智慧型縫紉機6台.均勻送布壓腳6組 <text:s/></text:p>
          </table:table-cell>
          <table:table-cell table:style-name="ce5" office:value-type="string" office:string-value="宜蘭縣布花完稿設計職業工會 " calcext:value-type="string">
            <text:p>宜蘭縣布花完稿設計職業工會 <text:s/></text:p>
          </table:table-cell>
          <table:table-cell table:number-columns-repeated="2" table:style-name="ce5" office:value-type="float" office:value="95" calcext:value-type="float">
            <text:p>95 </text:p>
          </table:table-cell>
          <table:table-cell table:style-name="ce18" office:value-type="string" office:string-value="國民就業支出-勞政福利設施-勞政福利設施-勞政福利設施-獎補助費-對國內團體之捐助  " calcext:value-type="string">
            <text:p>國民就業支出-勞政福利設施-勞政福利設施-勞政福利設施-獎補助費-對國內團體之捐助 <text:s text:c="2"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5">
          <table:table-cell table:style-name="ce5" office:value-type="string" office:string-value="補助宜蘭縣資訊服務職業工會辦理105年度充實資訊硬體設備設置實施計畫-高速多功能影印機1台 " calcext:value-type="string">
            <text:p>補助宜蘭縣資訊服務職業工會辦理105年度充實資訊硬體設備設置實施計畫-高速多功能影印機1台 <text:s/></text:p>
          </table:table-cell>
          <table:table-cell table:style-name="ce5" office:value-type="string" office:string-value="宜蘭縣資訊服務職業工會 " calcext:value-type="string">
            <text:p>宜蘭縣資訊服務職業工會 <text:s/></text:p>
          </table:table-cell>
          <table:table-cell table:number-columns-repeated="2" table:style-name="ce5" office:value-type="float" office:value="80" calcext:value-type="float">
            <text:p>80 </text:p>
          </table:table-cell>
          <table:table-cell table:style-name="ce18" office:value-type="string" office:string-value="國民就業支出-勞政福利設施-勞政福利設施-勞政福利設施-獎補助費-對國內團體之捐助  " calcext:value-type="string">
            <text:p>國民就業支出-勞政福利設施-勞政福利設施-勞政福利設施-獎補助費-對國內團體之捐助 <text:s text:c="2"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5">
          <table:table-cell table:style-name="ce5" office:value-type="string" office:string-value="補助宜蘭縣技職教育推廣協會添購職訓教室硬體設備計畫 " calcext:value-type="string">
            <text:p>補助宜蘭縣技職教育推廣協會添購職訓教室硬體設備計畫 <text:s/></text:p>
          </table:table-cell>
          <table:table-cell table:style-name="ce5" office:value-type="string" office:string-value="宜蘭縣技職教育推廣協會 " calcext:value-type="string">
            <text:p>宜蘭縣技職教育推廣協會 <text:s/>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國民就業支出-勞政福利設施-勞政福利設施-勞政福利設施-獎補助費-對國內團體之捐助  " calcext:value-type="string">
            <text:p>國民就業支出-勞政福利設施-勞政福利設施-勞政福利設施-獎補助費-對國內團體之捐助 <text:s text:c="2"/></text:p>
          </table:table-cell>
          <table:table-cell table:style-name="ce5" office:value-type="string" office:string-value="勞工處 " calcext:value-type="string">
            <text:p>勞工處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勞工處</text:p>
          </table:table-cell>
          <table:table-cell table:style-name="ce21"/>
          <table:table-cell table:number-columns-repeated="246"/>
          <table:table-cell table:style-name="Default"/>
          <table:table-cell table:number-columns-repeated="767"/>
        </table:table-row>
        <table:table-row table:style-name="ro36">
          <table:table-cell table:style-name="ce5" office:value-type="string" office:string-value="補助宜蘭市公所辦理大福路段水利會老建築空間活化計畫" calcext:value-type="string">
            <text:p>補助宜蘭市公所辦理大福路段水利會老建築空間活化計畫 </text:p>
          </table:table-cell>
          <table:table-cell table:style-name="ce5" office:value-type="string" office:string-value="宜蘭市" calcext:value-type="string">
            <text:p>宜蘭市 </text:p>
          </table:table-cell>
          <table:table-cell table:number-columns-repeated="2" table:style-name="ce5" office:value-type="float" office:value="250" calcext:value-type="float">
            <text:p>250 </text:p>
          </table:table-cell>
          <table:table-cell table:style-name="ce18" office:value-type="string" office:string-value="農漁業工程-農漁業工程-農漁業工程-獎補助費 " calcext:value-type="string">
            <text:p>農漁業工程-農漁業工程-農漁業工程-獎補助費 <text:s/></text:p>
          </table:table-cell>
          <table:table-cell table:style-name="ce5" office:value-type="string" office:string-value="宜蘭市公所" calcext:value-type="string">
            <text:p>宜蘭市公所 </text:p>
          </table:table-cell>
          <table:table-cell table:style-name="ce5" office:value-type="string" office:string-value="刻正辦理公開招標中 " calcext:value-type="string">
            <text:p>刻正辦理公開招標中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農業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7">
          <table:table-cell table:style-name="ce5" office:value-type="string" office:string-value="補助宜蘭市公所辦理大福路段水利會老建築空間活化二期計畫 " calcext:value-type="string">
            <text:p>補助宜蘭市公所辦理大福路段水利會老建築空間活化二期計畫 <text:s/></text:p>
          </table:table-cell>
          <table:table-cell table:style-name="ce5" office:value-type="string" office:string-value="宜蘭市 " calcext:value-type="string">
            <text:p>宜蘭市 <text:s/></text:p>
          </table:table-cell>
          <table:table-cell table:number-columns-repeated="2" table:style-name="ce5" office:value-type="float" office:value="250" calcext:value-type="float">
            <text:p>250 </text:p>
          </table:table-cell>
          <table:table-cell table:style-name="ce18" office:value-type="string" office:string-value="農漁業工程-農漁業工程-農漁業工程-獎補助費 " calcext:value-type="string">
            <text:p>農漁業工程-農漁業工程-農漁業工程-獎補助費 <text:s/></text:p>
          </table:table-cell>
          <table:table-cell table:style-name="ce5" office:value-type="string" office:string-value="宜蘭市公所" calcext:value-type="string">
            <text:p>宜蘭市公所 </text:p>
          </table:table-cell>
          <table:table-cell table:style-name="ce5" office:value-type="string" office:string-value="刻正辦理公開招標中 " calcext:value-type="string">
            <text:p>刻正辦理公開招標中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農業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table-cell table:style-name="ce5" office:value-type="string" office:string-value="補助羅東鎮農會辦理創會100年勤耕行銷推廣計畫款項" calcext:value-type="string">
            <text:p>補助羅東鎮農會辦理創會100年勤耕行銷推廣計畫款項 </text:p>
          </table:table-cell>
          <table:table-cell table:style-name="ce5" office:value-type="string" office:string-value="羅東鎮農會" calcext:value-type="string">
            <text:p>羅東鎮農會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農漁業工程-農漁業工程-農漁業工程-獎補助費 " calcext:value-type="string">
            <text:p>農漁業工程-農漁業工程-農漁業工程-獎補助費 <text:s/></text:p>
          </table:table-cell>
          <table:table-cell table:style-name="ce5" office:value-type="string" office:string-value="羅東鎮農會" calcext:value-type="string">
            <text:p>羅東鎮農會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農業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table-cell table:style-name="ce5" office:value-type="string" office:string-value="補助羅東鎮農會辦理羅董養生休閒驛站設備更新計畫 " calcext:value-type="string">
            <text:p>補助羅東鎮農會辦理羅董養生休閒驛站設備更新計畫 <text:s/></text:p>
          </table:table-cell>
          <table:table-cell table:style-name="ce5" office:value-type="string" office:string-value="羅東鎮農會 " calcext:value-type="string">
            <text:p>羅東鎮農會 <text:s/>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農漁業工程-農漁業工程-農漁業工程-獎補助費 " calcext:value-type="string">
            <text:p>農漁業工程-農漁業工程-農漁業工程-獎補助費 <text:s/></text:p>
          </table:table-cell>
          <table:table-cell table:style-name="ce5" office:value-type="string" office:string-value="羅東鎮農會" calcext:value-type="string">
            <text:p>羅東鎮農會 </text:p>
          </table:table-cell>
          <table:table-cell table:style-name="ce5" office:value-type="string" office:string-value="刻正辦理小額採購中 " calcext:value-type="string">
            <text:p>刻正辦理小額採購中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農業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table-cell table:style-name="ce5" office:value-type="string" office:string-value="購置巡邏車1部等" calcext:value-type="string">
            <text:p>購置巡邏車1部等 </text:p>
          </table:table-cell>
          <table:table-cell table:style-name="ce5" office:value-type="string" office:string-value="三星鄉大隱社區發展協會守望相助隊" calcext:value-type="string">
            <text:p>三星鄉大隱社區發展協會守望相助隊 </text:p>
          </table:table-cell>
          <table:table-cell table:number-columns-repeated="2" table:style-name="ce5" office:value-type="float" office:value="600" calcext:value-type="float">
            <text:p>600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table-cell table:style-name="ce5" office:value-type="string" office:string-value="三星鄉大隱社區發展協會守望相助隊" calcext:value-type="string">
            <text:p>三星鄉大隱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9">
          <table:table-cell table:style-name="ce5" office:value-type="string" office:string-value="購置機車3部等" calcext:value-type="string">
            <text:p>購置機車3部等 </text:p>
          </table:table-cell>
          <table:table-cell table:style-name="ce5" office:value-type="string" office:string-value="冬山鄉群英社區發展協會守望相助隊" calcext:value-type="string">
            <text:p>冬山鄉群英社區發展協會守望相助隊 </text:p>
          </table:table-cell>
          <table:table-cell table:number-columns-repeated="2" table:style-name="ce5" office:value-type="float" office:value="153" calcext:value-type="float">
            <text:p>153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table-cell table:style-name="ce5" office:value-type="string" office:string-value="冬山鄉群英社區發展協會守望相助隊" calcext:value-type="string">
            <text:p>冬山鄉群英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7">
          <table:table-cell table:style-name="ce5" office:value-type="string" office:string-value="購置電腦1組(含螢幕)" calcext:value-type="string">
            <text:p>購置電腦1組(含螢幕) </text:p>
          </table:table-cell>
          <table:table-cell table:style-name="ce5" office:value-type="string" office:string-value="羅東鎮北成社區發展協會守望相助隊" calcext:value-type="string">
            <text:p>羅東鎮北成社區發展協會守望相助隊 </text:p>
          </table:table-cell>
          <table:table-cell table:number-columns-repeated="2" table:style-name="ce5" office:value-type="float" office:value="26" calcext:value-type="float">
            <text:p>26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table-cell table:style-name="ce5" office:value-type="string" office:string-value="羅東鎮北成社區發展協會守望相助隊" calcext:value-type="string">
            <text:p>羅東鎮北成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0">
          <table:table-cell table:style-name="ce5" office:value-type="string" office:string-value="購置協勤外套79件" calcext:value-type="string">
            <text:p>購置協勤外套79件 </text:p>
          </table:table-cell>
          <table:table-cell table:style-name="ce5" office:value-type="string" office:string-value="民防大隊宜蘭第一中隊" calcext:value-type="string">
            <text:p>民防大隊宜蘭第一中隊 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警政業務-防治業務-業務費" calcext:value-type="string">
            <text:p>警政業務-防治業務-業務費 </text:p>
          </table:table-cell>
          <table:table-cell table:style-name="ce5" office:value-type="string" office:string-value="宜蘭縣政府警察局" calcext:value-type="string">
            <text:p>宜蘭縣政府警察局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執勤夾克55件" calcext:value-type="string">
            <text:p>購置執勤夾克55件 </text:p>
          </table:table-cell>
          <table:table-cell table:style-name="ce5" office:value-type="string" office:string-value="羅東鎮北成社區發展協會守望相助隊" calcext:value-type="string">
            <text:p>羅東鎮北成社區發展協會守望相助隊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羅東鎮北成社區發展協會守望相助隊" calcext:value-type="string">
            <text:p>羅東鎮北成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長短袖上衣各60件及帽子60頂" calcext:value-type="string">
            <text:p>購置長短袖上衣各60件及帽子60頂 </text:p>
          </table:table-cell>
          <table:table-cell table:style-name="ce5" office:value-type="string" office:string-value="羅東鎮仁愛社區發展協會守望相助隊" calcext:value-type="string">
            <text:p>羅東鎮仁愛社區發展協會守望相助隊 </text:p>
          </table:table-cell>
          <table:table-cell table:number-columns-repeated="2" table:style-name="ce5" office:value-type="float" office:value="80" calcext:value-type="float">
            <text:p>8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羅東鎮仁愛社區發展協會守望相助隊" calcext:value-type="string">
            <text:p>羅東鎮仁愛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皮鞋33雙" calcext:value-type="string">
            <text:p>購置皮鞋33雙 </text:p>
          </table:table-cell>
          <table:table-cell table:style-name="ce5" office:value-type="string" office:string-value="蘇澳鎮頂寮社區發展協會守望相助隊" calcext:value-type="string">
            <text:p>蘇澳鎮頂寮社區發展協會守望相助隊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蘇澳鎮頂寮社區發展協會守望相助隊" calcext:value-type="string">
            <text:p>蘇澳鎮頂寮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長褲63件" calcext:value-type="string">
            <text:p>購置長褲63件 </text:p>
          </table:table-cell>
          <table:table-cell table:style-name="ce5" office:value-type="string" office:string-value="羅東鎮仁愛社區發展協會守望相助隊" calcext:value-type="string">
            <text:p>羅東鎮仁愛社區發展協會守望相助隊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羅東鎮仁愛社區發展協會守望相助隊" calcext:value-type="string">
            <text:p>羅東鎮仁愛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長短袖上衣各48件及長褲48件" calcext:value-type="string">
            <text:p>購置長短袖上衣各48件及長褲48件 </text:p>
          </table:table-cell>
          <table:table-cell table:style-name="ce5" office:value-type="string" office:string-value="宜蘭市思源社區發展協會守望相助隊" calcext:value-type="string">
            <text:p>宜蘭市思源社區發展協會守望相助隊 </text:p>
          </table:table-cell>
          <table:table-cell table:number-columns-repeated="2" table:style-name="ce5" office:value-type="float" office:value="70" calcext:value-type="float">
            <text:p>7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宜蘭市思源社區發展協會守望相助隊" calcext:value-type="string">
            <text:p>宜蘭市思源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9">
          <table:table-cell table:style-name="ce6" office:value-type="string" office:string-value="購置巡邏機車1部、電腦(含螢幕)、事務機、機車警報器1組、電腦桌椅.電腦椅.辦公室粉刷等" calcext:value-type="string" table:number-columns-spanned="1" table:number-rows-spanned="2">
            <text:p>購置巡邏機車1部、電腦(含螢幕)、事務機、機車警報器1組、電腦桌椅.電腦椅.辦公室粉刷等 </text:p>
          </table:table-cell>
          <table:table-cell table:style-name="ce6" office:value-type="string" office:string-value="宜蘭市七張社區發展協會守望相助隊" calcext:value-type="string" table:number-columns-spanned="1" table:number-rows-spanned="2">
            <text:p>宜蘭市七張社區發展協會守望相助隊 </text:p>
          </table:table-cell>
          <table:table-cell table:number-columns-repeated="2" table:style-name="ce5" office:value-type="float" office:value="19" calcext:value-type="float">
            <text:p>19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6" office:value-type="string" office:string-value="宜蘭市七張社區發展協會守望相助隊" calcext:value-type="string" table:number-columns-spanned="1" table:number-rows-spanned="2">
            <text:p>宜蘭市七張社區發展協會守望相助隊 </text:p>
          </table:table-cell>
          <table:table-cell table:style-name="ce6" office:value-type="string" office:string-value="小額採購" calcext:value-type="string" table:number-columns-spanned="1" table:number-rows-spanned="2">
            <text:p>小額採購 </text:p>
          </table:table-cell>
          <table:table-cell table:style-name="ce6" office:value-type="string" office:string-value="無 " calcext:value-type="string" table:number-columns-spanned="1" table:number-rows-spanned="2">
            <text:p>無 <text:s/></text:p>
          </table:table-cell>
          <table:table-cell table:style-name="ce20" office:value-type="string" calcext:value-type="string" table:number-columns-spanned="1" table:number-rows-spanned="2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2">
          <table:covered-table-cell table:number-columns-repeated="2" table:style-name="ce5"/>
          <table:table-cell table:number-columns-repeated="2" table:style-name="ce5" office:value-type="float" office:value="104" calcext:value-type="float">
            <text:p>104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covered-table-cell table:number-columns-repeated="3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43">
          <table:table-cell table:style-name="ce5" office:value-type="string" office:string-value="購置外套+背心.長短袖上衣.長褲5件.雨衣5件.雨鞋及雨鞋各5雙.勤務帽.安全帽.安全帽貼紙.皮帶5條等" calcext:value-type="string">
            <text:p>購置外套+背心.長短袖上衣.長褲5件.雨衣5件.雨鞋及雨鞋各5雙.勤務帽.安全帽.安全帽貼紙.皮帶5條等 </text:p>
          </table:table-cell>
          <table:table-cell table:style-name="ce5" office:value-type="string" office:string-value="宜蘭市七結社區發展協會守望相助隊" calcext:value-type="string">
            <text:p>宜蘭市七結社區發展協會守望相助隊 </text:p>
          </table:table-cell>
          <table:table-cell table:number-columns-repeated="2" table:style-name="ce5" office:value-type="float" office:value="29" calcext:value-type="float">
            <text:p>29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宜蘭市七結社區發展協會守望相助隊" calcext:value-type="string">
            <text:p>宜蘭市七結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4">
          <table:table-cell table:style-name="ce6" office:value-type="string" office:string-value="購置辦公桌1張及辦公椅2張(經常門)、茶几1組.電視1臺.飲水機1部等" calcext:value-type="string" table:number-columns-spanned="1" table:number-rows-spanned="2">
            <text:p>購置辦公桌1張及辦公椅2張(經常門)、茶几1組.電視1臺.飲水機1部等 </text:p>
          </table:table-cell>
          <table:table-cell table:style-name="ce6" office:value-type="string" office:string-value="宜蘭市思源社區發展協會守望相助隊" calcext:value-type="string" table:number-columns-spanned="1" table:number-rows-spanned="2">
            <text:p>宜蘭市思源社區發展協會守望相助隊 </text:p>
          </table:table-cell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6" office:value-type="string" office:string-value="宜蘭市思源社區發展協會守望相助隊" calcext:value-type="string" table:number-columns-spanned="1" table:number-rows-spanned="2">
            <text:p>宜蘭市思源社區發展協會守望相助隊 </text:p>
          </table:table-cell>
          <table:table-cell table:style-name="ce6" office:value-type="string" office:string-value="小額採購" calcext:value-type="string" table:number-columns-spanned="1" table:number-rows-spanned="2">
            <text:p>小額採購 </text:p>
          </table:table-cell>
          <table:table-cell table:style-name="ce6" office:value-type="string" office:string-value="無 " calcext:value-type="string" table:number-columns-spanned="1" table:number-rows-spanned="2">
            <text:p>無 <text:s/></text:p>
          </table:table-cell>
          <table:table-cell table:style-name="ce20" office:value-type="string" calcext:value-type="string" table:number-columns-spanned="1" table:number-rows-spanned="2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9">
          <table:covered-table-cell table:number-columns-repeated="2" table:style-name="ce5"/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covered-table-cell table:number-columns-repeated="3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45">
          <table:table-cell table:style-name="ce5" office:value-type="string" office:string-value="購置協勤臂章及階級章各279枚" calcext:value-type="string">
            <text:p>購置協勤臂章及階級章各279枚 </text:p>
          </table:table-cell>
          <table:table-cell table:style-name="ce5" office:value-type="string" office:string-value="義警大隊羅東中隊" calcext:value-type="string">
            <text:p>義警大隊羅東中隊 </text:p>
          </table:table-cell>
          <table:table-cell table:number-columns-repeated="2" table:style-name="ce5" office:value-type="float" office:value="40" calcext:value-type="float">
            <text:p>40 </text:p>
          </table:table-cell>
          <table:table-cell table:style-name="ce18" office:value-type="string" office:string-value="警政業務－保安業務－業務費" calcext:value-type="string">
            <text:p>警政業務－保安業務－業務費 </text:p>
          </table:table-cell>
          <table:table-cell table:style-name="ce5" office:value-type="string" office:string-value="宜蘭縣政府警察局" calcext:value-type="string">
            <text:p>宜蘭縣政府警察局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值勤外套83件" calcext:value-type="string">
            <text:p>購置值勤外套83件 </text:p>
          </table:table-cell>
          <table:table-cell table:style-name="ce5" office:value-type="string" office:string-value="蘇澳鎮蘇西社區發展協會守望相助隊" calcext:value-type="string">
            <text:p>蘇澳鎮蘇西社區發展協會守望相助隊 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蘇澳鎮蘇西社區發展協會守望相助隊" calcext:value-type="string">
            <text:p>蘇澳鎮蘇西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6">
          <table:table-cell table:style-name="ce6" office:value-type="string" office:string-value="購置巡邏汽車1部、LED爆閃排燈1座、汽車刻字貼紙1式，反光背心10件" calcext:value-type="string" table:number-columns-spanned="1" table:number-rows-spanned="2">
            <text:p>購置巡邏汽車1部、LED爆閃排燈1座、汽車刻字貼紙1式，反光背心10件 </text:p>
          </table:table-cell>
          <table:table-cell table:style-name="ce6" office:value-type="string" office:string-value="冬山鄉香和社區發展協會守望相助隊" calcext:value-type="string" table:number-columns-spanned="1" table:number-rows-spanned="2">
            <text:p>冬山鄉香和社區發展協會守望相助隊 </text:p>
          </table:table-cell>
          <table:table-cell table:number-columns-repeated="2" table:style-name="ce5" office:value-type="float" office:value="13" calcext:value-type="float">
            <text:p>13 </text:p>
          </table:table-cell>
          <table:table-cell table:style-name="ce18" office:value-type="string" calcext:value-type="string">
            <text:p>警政業務－保安業務－獎補助費</text:p>
            <text:p/>
          </table:table-cell>
          <table:table-cell table:style-name="ce6" office:value-type="string" office:string-value="冬山鄉香和社區發展協會守望相助隊" calcext:value-type="string" table:number-columns-spanned="1" table:number-rows-spanned="2">
            <text:p>冬山鄉香和社區發展協會守望相助隊 </text:p>
          </table:table-cell>
          <table:table-cell table:style-name="ce6" office:value-type="string" office:string-value="小額採購" calcext:value-type="string" table:number-columns-spanned="1" table:number-rows-spanned="2">
            <text:p>小額採購 </text:p>
          </table:table-cell>
          <table:table-cell table:style-name="ce6" office:value-type="string" office:string-value="無 " calcext:value-type="string" table:number-columns-spanned="1" table:number-rows-spanned="2">
            <text:p>無 <text:s/></text:p>
          </table:table-cell>
          <table:table-cell table:style-name="ce20" office:value-type="string" calcext:value-type="string" table:number-columns-spanned="1" table:number-rows-spanned="2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7">
          <table:covered-table-cell table:number-columns-repeated="2" table:style-name="ce5"/>
          <table:table-cell table:number-columns-repeated="2" table:style-name="ce5" office:value-type="float" office:value="607" calcext:value-type="float">
            <text:p>607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covered-table-cell table:number-columns-repeated="3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短袖制服63件" calcext:value-type="string">
            <text:p>購置短袖制服63件 </text:p>
          </table:table-cell>
          <table:table-cell table:style-name="ce5" office:value-type="string" office:string-value="冬山鄉順安社區發展協會守望相助隊" calcext:value-type="string">
            <text:p>冬山鄉順安社區發展協會守望相助隊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5" office:value-type="string" office:string-value="冬山鄉順安社區發展協會守望相助隊" calcext:value-type="string">
            <text:p>冬山鄉順安社區發展協會守望相助隊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8">
          <table:table-cell table:style-name="ce6" office:value-type="string" office:string-value="購置電腦(含螢幕)1組等、印表機1部等" calcext:value-type="string" table:number-columns-spanned="1" table:number-rows-spanned="2">
            <text:p>購置電腦(含螢幕)1組等、印表機1部等 </text:p>
          </table:table-cell>
          <table:table-cell table:style-name="ce6" office:value-type="string" office:string-value="羅東鎮漢民社區發展協會守望相助隊" calcext:value-type="string" table:number-columns-spanned="1" table:number-rows-spanned="2">
            <text:p>羅東鎮漢民社區發展協會守望相助隊 </text:p>
          </table:table-cell>
          <table:table-cell table:number-columns-repeated="2" table:style-name="ce5" office:value-type="float" office:value="6" calcext:value-type="float">
            <text:p>6 </text:p>
          </table:table-cell>
          <table:table-cell table:style-name="ce18" office:value-type="string" office:string-value="警政業務－保安業務－獎補助費" calcext:value-type="string">
            <text:p>警政業務－保安業務－獎補助費 </text:p>
          </table:table-cell>
          <table:table-cell table:style-name="ce6" office:value-type="string" office:string-value="羅東鎮漢民社區發展協會守望相助隊" calcext:value-type="string" table:number-columns-spanned="1" table:number-rows-spanned="2">
            <text:p>羅東鎮漢民社區發展協會守望相助隊 </text:p>
          </table:table-cell>
          <table:table-cell table:style-name="ce6" office:value-type="string" office:string-value="小額採購" calcext:value-type="string" table:number-columns-spanned="1" table:number-rows-spanned="2">
            <text:p>小額採購 </text:p>
          </table:table-cell>
          <table:table-cell table:style-name="ce6" office:value-type="string" office:string-value="無 " calcext:value-type="string" table:number-columns-spanned="1" table:number-rows-spanned="2">
            <text:p>無 <text:s/></text:p>
          </table:table-cell>
          <table:table-cell table:style-name="ce20" office:value-type="string" calcext:value-type="string" table:number-columns-spanned="1" table:number-rows-spanned="2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7">
          <table:covered-table-cell table:number-columns-repeated="2" table:style-name="ce5"/>
          <table:table-cell table:number-columns-repeated="2" table:style-name="ce5" office:value-type="float" office:value="25" calcext:value-type="float">
            <text:p>25 </text:p>
          </table:table-cell>
          <table:table-cell table:style-name="ce18" office:value-type="string" calcext:value-type="string">
            <text:p>一般建築及設備-建築及設備</text:p>
            <text:p>-獎補助費</text:p>
          </table:table-cell>
          <table:covered-table-cell table:number-columns-repeated="3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41">
          <table:table-cell table:style-name="ce5" office:value-type="string" office:string-value="購置協勤雨衣7套" calcext:value-type="string">
            <text:p>購置協勤雨衣7套 </text:p>
          </table:table-cell>
          <table:table-cell table:style-name="ce5" office:value-type="string" office:string-value="義警大隊羅東中隊中隊部" calcext:value-type="string">
            <text:p>義警大隊羅東中隊中隊部 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警政業務－保安業務－業務費" calcext:value-type="string">
            <text:p>警政業務－保安業務－業務費 </text:p>
          </table:table-cell>
          <table:table-cell table:style-name="ce5" office:value-type="string" office:string-value="宜蘭縣政府警察局" calcext:value-type="string">
            <text:p>宜蘭縣政府警察局 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警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49">
          <table:table-cell table:style-name="ce7" office:value-type="string" calcext:value-type="string" table:number-columns-spanned="1" table:number-rows-spanned="4">
            <text:p>淺谷絲竹樂團105年度樂器採購計畫（爵士鼓、花盆鼓、五五音排鼓及小鐘琴）</text:p>
          </table:table-cell>
          <table:table-cell table:style-name="ce6" office:value-type="string" office:string-value="宜蘭市" calcext:value-type="string" table:number-columns-spanned="1" table:number-rows-spanned="4">
            <text:p>宜蘭市 </text:p>
          </table:table-cell>
          <table:table-cell table:style-name="ce6" office:value-type="float" office:value="300" calcext:value-type="float" table:number-columns-spanned="1" table:number-rows-spanned="4">
            <text:p>300 </text:p>
          </table:table-cell>
          <table:table-cell table:style-name="ce6" office:value-type="float" office:value="300" calcext:value-type="float" table:number-columns-spanned="1" table:number-rows-spanned="4">
            <text:p>300 </text:p>
          </table:table-cell>
          <table:table-cell table:style-name="ce6" office:value-type="string" office:string-value="一般建築及設備-建築及設備-獎補助費" calcext:value-type="string" table:number-columns-spanned="1" table:number-rows-spanned="4">
            <text:p>一般建築及設備-建築及設備-獎補助費 </text:p>
          </table:table-cell>
          <table:table-cell table:style-name="ce6" office:value-type="string" office:string-value="文化局" calcext:value-type="string" table:number-columns-spanned="1" table:number-rows-spanned="4">
            <text:p>文化局 </text:p>
          </table:table-cell>
          <table:table-cell table:style-name="ce6" table:content-validation-name="val1" office:value-type="string" office:string-value="小額採購" calcext:value-type="string" table:number-columns-spanned="1" table:number-rows-spanned="4">
            <text:p>小額採購 </text:p>
          </table:table-cell>
          <table:table-cell table:style-name="ce6" office:value-type="string" office:string-value="無 " calcext:value-type="string" table:number-columns-spanned="1" table:number-rows-spanned="4">
            <text:p>無 <text:s/></text:p>
          </table:table-cell>
          <table:table-cell table:style-name="ce10" office:value-type="string" office:string-value="文化局" calcext:value-type="string" table:number-columns-spanned="1" table:number-rows-spanned="3">
            <text:p>文化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9"/>
          <table:covered-table-cell table:number-columns-repeated="7" table:style-name="ce5"/>
          <table:table-cell table:style-name="ce5"/>
          <table:table-cell table:number-columns-repeated="247"/>
          <table:table-cell table:style-name="Default"/>
          <table:table-cell table:number-columns-repeated="767"/>
        </table:table-row>
        <table:table-row table:style-name="ro51">
          <table:table-cell table:style-name="ce7" office:value-type="string" calcext:value-type="string" table:number-columns-spanned="1" table:number-rows-spanned="3">
            <text:p>冬山鄉立圖書館辦理閱讀設備及館藏充實-購置電腦設備及圖書除菌機</text:p>
          </table:table-cell>
          <table:table-cell table:style-name="ce6" office:value-type="string" office:string-value="冬山鄉 " calcext:value-type="string" table:number-columns-spanned="1" table:number-rows-spanned="3">
            <text:p>冬山鄉 <text:s/></text:p>
          </table:table-cell>
          <table:table-cell table:style-name="ce6" office:value-type="float" office:value="263" calcext:value-type="float" table:number-columns-spanned="1" table:number-rows-spanned="3">
            <text:p>263 </text:p>
          </table:table-cell>
          <table:table-cell table:style-name="ce6" office:value-type="float" office:value="263" calcext:value-type="float" table:number-columns-spanned="1" table:number-rows-spanned="3">
            <text:p>263 </text:p>
          </table:table-cell>
          <table:table-cell table:style-name="ce6" office:value-type="string" office:string-value="一般建築及設備-建築及設備-獎補助費" calcext:value-type="string" table:number-columns-spanned="1" table:number-rows-spanned="3">
            <text:p>一般建築及設備-建築及設備-獎補助費 </text:p>
          </table:table-cell>
          <table:table-cell table:style-name="ce6" office:value-type="string" office:string-value="文化局" calcext:value-type="string" table:number-columns-spanned="1" table:number-rows-spanned="3">
            <text:p>文化局 </text:p>
          </table:table-cell>
          <table:table-cell table:style-name="ce6" office:value-type="string" office:string-value="小額採購" calcext:value-type="string" table:number-columns-spanned="1" table:number-rows-spanned="3">
            <text:p>小額採購 </text:p>
          </table:table-cell>
          <table:table-cell table:style-name="ce6" office:value-type="string" office:string-value="無 " calcext:value-type="string" table:number-columns-spanned="1" table:number-rows-spanned="3">
            <text:p>無 <text:s/></text:p>
          </table:table-cell>
          <table:table-cell table:style-name="ce6" office:value-type="string" office:string-value="文化局" calcext:value-type="string" table:number-columns-spanned="1" table:number-rows-spanned="3">
            <text:p>文化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9"/>
          <table:covered-table-cell table:number-columns-repeated="8" table:style-name="ce5"/>
          <table:table-cell table:number-columns-repeated="247"/>
          <table:table-cell table:style-name="Default"/>
          <table:table-cell table:number-columns-repeated="767"/>
        </table:table-row>
        <table:table-row table:style-name="ro52">
          <table:table-cell table:style-name="ce7" office:value-type="string" calcext:value-type="string" table:number-columns-spanned="1" table:number-rows-spanned="5">
            <text:p>（口+丟）（口+丟）銅國樂團105年度樂器添購-購置高音木琴等</text:p>
          </table:table-cell>
          <table:table-cell table:style-name="ce6" office:value-type="string" office:string-value="宜蘭市" calcext:value-type="string" table:number-columns-spanned="1" table:number-rows-spanned="5">
            <text:p>宜蘭市 </text:p>
          </table:table-cell>
          <table:table-cell table:style-name="ce6" office:value-type="float" office:value="150" calcext:value-type="float" table:number-columns-spanned="1" table:number-rows-spanned="5">
            <text:p>150 </text:p>
          </table:table-cell>
          <table:table-cell table:style-name="ce6" office:value-type="float" office:value="150" calcext:value-type="float" table:number-columns-spanned="1" table:number-rows-spanned="5">
            <text:p>150 </text:p>
          </table:table-cell>
          <table:table-cell table:style-name="ce6" office:value-type="string" office:string-value="一般建築及設備-建築及設備-獎補助費 " calcext:value-type="string" table:number-columns-spanned="1" table:number-rows-spanned="5">
            <text:p>一般建築及設備-建築及設備-獎補助費 <text:s/></text:p>
          </table:table-cell>
          <table:table-cell table:style-name="ce6" office:value-type="string" office:string-value="文化局" calcext:value-type="string" table:number-columns-spanned="1" table:number-rows-spanned="5">
            <text:p>文化局 </text:p>
          </table:table-cell>
          <table:table-cell table:style-name="ce6" office:value-type="string" office:string-value="小額採購" calcext:value-type="string" table:number-columns-spanned="1" table:number-rows-spanned="5">
            <text:p>小額採購 </text:p>
          </table:table-cell>
          <table:table-cell table:style-name="ce6" office:value-type="string" office:string-value="無 " calcext:value-type="string" table:number-columns-spanned="1" table:number-rows-spanned="5">
            <text:p>無 <text:s/></text:p>
          </table:table-cell>
          <table:table-cell table:style-name="ce6" office:value-type="string" office:string-value="文化局" calcext:value-type="string" table:number-columns-spanned="1" table:number-rows-spanned="5">
            <text:p>文化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9"/>
          <table:covered-table-cell table:number-columns-repeated="8" table:style-name="ce5"/>
          <table:table-cell table:number-columns-repeated="247"/>
          <table:table-cell table:style-name="Default"/>
          <table:table-cell table:number-columns-repeated="767"/>
        </table:table-row>
        <table:table-row table:style-name="ro53">
          <table:table-cell table:style-name="ce7" office:value-type="string" calcext:value-type="string" table:number-columns-spanned="1" table:number-rows-spanned="4">
            <text:p>新生國樂團105年度樂器添購-購置定音鼓、五音木魚（碳鉛）、獅鈸、南、北版梆子（高中音）</text:p>
          </table:table-cell>
          <table:table-cell table:style-name="ce6" office:value-type="string" office:string-value="宜蘭市" calcext:value-type="string" table:number-columns-spanned="1" table:number-rows-spanned="4">
            <text:p>宜蘭市 </text:p>
          </table:table-cell>
          <table:table-cell table:style-name="ce6" office:value-type="float" office:value="250" calcext:value-type="float" table:number-columns-spanned="1" table:number-rows-spanned="4">
            <text:p>250 </text:p>
          </table:table-cell>
          <table:table-cell table:style-name="ce6" office:value-type="float" office:value="250" calcext:value-type="float" table:number-columns-spanned="1" table:number-rows-spanned="4">
            <text:p>250 </text:p>
          </table:table-cell>
          <table:table-cell table:style-name="ce6" office:value-type="string" office:string-value="一般建築及設備-建築及設備-獎補助費 " calcext:value-type="string" table:number-columns-spanned="1" table:number-rows-spanned="4">
            <text:p>一般建築及設備-建築及設備-獎補助費 <text:s/></text:p>
          </table:table-cell>
          <table:table-cell table:style-name="ce6" office:value-type="string" office:string-value="文化局" calcext:value-type="string" table:number-columns-spanned="1" table:number-rows-spanned="4">
            <text:p>文化局 </text:p>
          </table:table-cell>
          <table:table-cell table:style-name="ce6" office:value-type="string" office:string-value="小額採購" calcext:value-type="string" table:number-columns-spanned="1" table:number-rows-spanned="4">
            <text:p>小額採購 </text:p>
          </table:table-cell>
          <table:table-cell table:style-name="ce6" office:value-type="string" office:string-value="無 " calcext:value-type="string" table:number-columns-spanned="1" table:number-rows-spanned="4">
            <text:p>無 <text:s/></text:p>
          </table:table-cell>
          <table:table-cell table:style-name="ce6" office:value-type="string" office:string-value="文化局 " calcext:value-type="string" table:number-columns-spanned="1" table:number-rows-spanned="4">
            <text:p>文化局 <text:s/>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8"/>
          <table:covered-table-cell table:number-columns-repeated="8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style-name="ce9"/>
          <table:covered-table-cell table:number-columns-repeated="8" table:style-name="ce5"/>
          <table:table-cell table:number-columns-repeated="247"/>
          <table:table-cell table:style-name="Default"/>
          <table:table-cell table:number-columns-repeated="767"/>
        </table:table-row>
        <table:table-row table:style-name="ro54">
          <table:table-cell table:style-name="ce7" office:value-type="string" calcext:value-type="string" table:number-columns-spanned="1" table:number-rows-spanned="5">
            <text:p>宜蘭青少年國樂團105年樂器添購-購置32吋及29吋定音鼓</text:p>
          </table:table-cell>
          <table:table-cell table:style-name="ce7" office:value-type="string" calcext:value-type="string" table:number-columns-spanned="1" table:number-rows-spanned="5">
            <text:p>宜蘭市</text:p>
          </table:table-cell>
          <table:table-cell table:style-name="ce6" office:value-type="float" office:value="300" calcext:value-type="float" table:number-columns-spanned="1" table:number-rows-spanned="5">
            <text:p>300 </text:p>
          </table:table-cell>
          <table:table-cell table:style-name="ce6" office:value-type="float" office:value="300" calcext:value-type="float" table:number-columns-spanned="1" table:number-rows-spanned="5">
            <text:p>300 </text:p>
          </table:table-cell>
          <table:table-cell table:style-name="ce6" office:value-type="string" office:string-value="一般建築及設備-建築及設備-獎補助費 " calcext:value-type="string" table:number-columns-spanned="1" table:number-rows-spanned="5">
            <text:p>一般建築及設備-建築及設備-獎補助費 <text:s/></text:p>
          </table:table-cell>
          <table:table-cell table:style-name="ce6" office:value-type="string" office:string-value="文化局" calcext:value-type="string" table:number-columns-spanned="1" table:number-rows-spanned="5">
            <text:p>文化局 </text:p>
          </table:table-cell>
          <table:table-cell table:style-name="ce6" office:value-type="string" office:string-value="小額採購" calcext:value-type="string" table:number-columns-spanned="1" table:number-rows-spanned="5">
            <text:p>小額採購 </text:p>
          </table:table-cell>
          <table:table-cell table:style-name="ce6" office:value-type="string" office:string-value="無 " calcext:value-type="string" table:number-columns-spanned="1" table:number-rows-spanned="5">
            <text:p>無 <text:s/></text:p>
          </table:table-cell>
          <table:table-cell table:style-name="ce6" office:value-type="string" office:string-value="文化局" calcext:value-type="string" table:number-columns-spanned="1" table:number-rows-spanned="5">
            <text:p>文化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number-columns-repeated="2" table:style-name="ce8"/>
          <table:covered-table-cell table:number-columns-repeated="7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number-columns-repeated="2" table:style-name="ce8"/>
          <table:covered-table-cell table:number-columns-repeated="7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number-columns-repeated="2" table:style-name="ce8"/>
          <table:covered-table-cell table:number-columns-repeated="7" table:style-name="ce11"/>
          <table:table-cell table:number-columns-repeated="247"/>
          <table:table-cell table:style-name="Default"/>
          <table:table-cell table:number-columns-repeated="767"/>
        </table:table-row>
        <table:table-row table:style-name="ro50">
          <table:covered-table-cell table:number-columns-repeated="2" table:style-name="ce9"/>
          <table:covered-table-cell table:number-columns-repeated="7" table:style-name="ce5"/>
          <table:table-cell table:number-columns-repeated="247"/>
          <table:table-cell table:style-name="Default"/>
          <table:table-cell table:number-columns-repeated="767"/>
        </table:table-row>
        <table:table-row table:style-name="ro55">
          <table:table-cell table:style-name="ce5" office:value-type="string" office:string-value="申購2016寒溪部落文化健康站設備補助計畫 " calcext:value-type="string">
            <text:p>申購2016寒溪部落文化健康站設備補助計畫 <text:s/></text:p>
          </table:table-cell>
          <table:table-cell table:style-name="ce5" office:value-type="string" office:string-value="大同 " calcext:value-type="string">
            <text:p>大同 <text:s/></text:p>
          </table:table-cell>
          <table:table-cell table:number-columns-repeated="2" table:style-name="ce5" office:value-type="float" office:value="150" calcext:value-type="float">
            <text:p>150 </text:p>
          </table:table-cell>
          <table:table-cell table:style-name="ce18" office:value-type="string" calcext:value-type="string">
            <text:p>1.原住民行政-原住民行政-獎補助費     </text:p>
            <text:p>2.一般建築及設備-建築及設備-獎補助費       </text:p>
          </table:table-cell>
          <table:table-cell table:style-name="ce5" office:value-type="string" office:string-value="宜蘭縣原住民事務所  " calcext:value-type="string">
            <text:p>宜蘭縣原住民事務所 <text:s text:c="2"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table:style-name="ce5" office:value-type="string" office:string-value="原民所" calcext:value-type="string">
            <text:p>原民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4">
          <table:table-cell table:style-name="ce5" office:value-type="string" office:string-value="105年設備需求計畫 " calcext:value-type="string">
            <text:p>105年設備需求計畫 <text:s/></text:p>
          </table:table-cell>
          <table:table-cell table:style-name="ce5" office:value-type="string" office:string-value="南澳 " calcext:value-type="string">
            <text:p>南澳 <text:s/></text:p>
          </table:table-cell>
          <table:table-cell table:number-columns-repeated="2" table:style-name="ce5" office:value-type="float" office:value="200" calcext:value-type="float">
            <text:p>200 </text:p>
          </table:table-cell>
          <table:table-cell table:style-name="ce18" office:value-type="string" calcext:value-type="string">
            <text:p>1.原住民行政-原住民行政-獎補助費       </text:p>
            <text:p>2.一般建築及設備-建築及設備-獎補助費  </text:p>
          </table:table-cell>
          <table:table-cell table:style-name="ce5" office:value-type="string" office:string-value="宜蘭縣原住民事務所  " calcext:value-type="string">
            <text:p>宜蘭縣原住民事務所 <text:s text:c="2"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table:style-name="ce5" office:value-type="string" office:string-value="原民所" calcext:value-type="string">
            <text:p>原民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辦理「進駐都會區原住民服務站-改善教學環境修繕」計畫案 " calcext:value-type="string">
            <text:p>辦理「進駐都會區原住民服務站-改善教學環境修繕」計畫案 <text:s/></text:p>
          </table:table-cell>
          <table:table-cell table:style-name="ce5" office:value-type="string" office:string-value="宜蘭市 " calcext:value-type="string">
            <text:p>宜蘭市 <text:s/></text:p>
          </table:table-cell>
          <table:table-cell table:number-columns-repeated="2" table:style-name="ce5" office:value-type="float" office:value="300" calcext:value-type="float">
            <text:p>300 </text:p>
          </table:table-cell>
          <table:table-cell table:style-name="ce18" office:value-type="string" office:string-value="一般建築及設備-建築及設備-獎補助費 " calcext:value-type="string">
            <text:p>一般建築及設備-建築及設備-獎補助費 <text:s/></text:p>
          </table:table-cell>
          <table:table-cell table:style-name="ce5" office:value-type="string" office:string-value="宜蘭縣原住民事務所 " calcext:value-type="string">
            <text:p>宜蘭縣原住民事務所 <text:s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table:style-name="ce5" office:value-type="string" office:string-value="原民所" calcext:value-type="string">
            <text:p>原民所 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9">
          <table:table-cell table:style-name="ce5" office:value-type="string" office:string-value="補助辦理提昇電腦設備及服務品質計畫購置桌上型電腦2台 " calcext:value-type="string">
            <text:p>補助辦理提昇電腦設備及服務品質計畫購置桌上型電腦2台 <text:s/></text:p>
          </table:table-cell>
          <table:table-cell table:style-name="ce5" office:value-type="string" office:string-value="三星鄉社區衛生促進會 " calcext:value-type="string">
            <text:p>三星鄉社區衛生促進會 <text:s/>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一般建築及設備-建築及設備-獎補助費-對國內團體之捐助 " calcext:value-type="string">
            <text:p>一般建築及設備-建築及設備-獎補助費-對國內團體之捐助 <text:s/></text:p>
          </table:table-cell>
          <table:table-cell table:style-name="ce5" office:value-type="string" office:string-value="衛生局 " calcext:value-type="string">
            <text:p>衛生局 <text:s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衛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7">
          <table:table-cell table:style-name="ce5" office:value-type="string" office:string-value="補助105年度提升筆記型電腦設備及服務品質計畫 " calcext:value-type="string">
            <text:p>補助105年度提升筆記型電腦設備及服務品質計畫 <text:s/></text:p>
          </table:table-cell>
          <table:table-cell table:style-name="ce5" office:value-type="string" office:string-value="三星鄉社區衛生促進會 " calcext:value-type="string">
            <text:p>三星鄉社區衛生促進會 <text:s/>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一般建築及設備-建築及設備-獎補助費-對國內團體之捐助 " calcext:value-type="string">
            <text:p>一般建築及設備-建築及設備-獎補助費-對國內團體之捐助 <text:s/></text:p>
          </table:table-cell>
          <table:table-cell table:style-name="ce5" office:value-type="string" office:string-value="衛生局 " calcext:value-type="string">
            <text:p>衛生局 <text:s/></text:p>
          </table:table-cell>
          <table:table-cell table:style-name="ce5" office:value-type="string" office:string-value="小額採購" calcext:value-type="string">
            <text:p>小額採購 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衛生局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福興廟「低碳廟宇節能生碳」-燈管汰舊換新經費" calcext:value-type="string">
            <text:p>補助福興廟「低碳廟宇節能生碳」-燈管汰舊換新經費 </text:p>
          </table:table-cell>
          <table:table-cell table:style-name="ce5" office:value-type="string" office:string-value="福興廟" calcext:value-type="string">
            <text:p>福興廟 </text:p>
          </table:table-cell>
          <table:table-cell table:number-columns-repeated="2" table:style-name="ce5" office:value-type="float" office:value="25" calcext:value-type="float">
            <text:p>25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福興廟" calcext:value-type="string">
            <text:p>福興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開興廟「節能減碳汰換LED燈具」" calcext:value-type="string">
            <text:p>補助開興廟「節能減碳汰換LED燈具」 </text:p>
          </table:table-cell>
          <table:table-cell table:style-name="ce5" office:value-type="string" office:string-value="開興廟" calcext:value-type="string">
            <text:p>開興廟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開興廟" calcext:value-type="string">
            <text:p>開興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壯圍鄉美福協天廟辦理(節能省電照明設備)費用" calcext:value-type="string">
            <text:p>補助壯圍鄉美福協天廟辦理(節能省電照明設備)費用 </text:p>
          </table:table-cell>
          <table:table-cell table:style-name="ce5" office:value-type="string" office:string-value="壯圍鄉美福協天廟" calcext:value-type="string">
            <text:p>壯圍鄉美福協天廟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壯圍鄉美福協天廟" calcext:value-type="string">
            <text:p>壯圍鄉美福協天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福聖廟「響應節能減碳汰換LED燈具工程」" calcext:value-type="string">
            <text:p>補助福聖廟「響應節能減碳汰換LED燈具工程」 </text:p>
          </table:table-cell>
          <table:table-cell table:style-name="ce5" office:value-type="string" office:string-value="福聖廟" calcext:value-type="string">
            <text:p>福聖廟 </text:p>
          </table:table-cell>
          <table:table-cell table:number-columns-repeated="2" table:style-name="ce5" office:value-type="float" office:value="70" calcext:value-type="float">
            <text:p>7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福聖廟" calcext:value-type="string">
            <text:p>福聖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靈惠廟「節能減碳汰換LED燈具」" calcext:value-type="string">
            <text:p>補助靈惠廟「節能減碳汰換LED燈具」 </text:p>
          </table:table-cell>
          <table:table-cell table:style-name="ce5" office:value-type="string" office:string-value="靈惠廟" calcext:value-type="string">
            <text:p>靈惠廟 </text:p>
          </table:table-cell>
          <table:table-cell table:number-columns-repeated="2" table:style-name="ce5" office:value-type="float" office:value="70" calcext:value-type="float">
            <text:p>7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靈惠廟" calcext:value-type="string">
            <text:p>靈惠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國姓廟「汰換LED燈具」經費" calcext:value-type="string">
            <text:p>補助國姓廟「汰換LED燈具」經費 </text:p>
          </table:table-cell>
          <table:table-cell table:style-name="ce5" office:value-type="string" office:string-value="國姓廟" calcext:value-type="string">
            <text:p>國姓廟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國姓廟" calcext:value-type="string">
            <text:p>國姓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壯圍振安宮辦理(節能減碳全廟改裝LED燈炮)費用" calcext:value-type="string">
            <text:p>補助壯圍振安宮辦理(節能減碳全廟改裝LED燈炮)費用 </text:p>
          </table:table-cell>
          <table:table-cell table:style-name="ce5" office:value-type="string" office:string-value="壯圍振安宮" calcext:value-type="string">
            <text:p>壯圍振安宮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壯圍振安宮" calcext:value-type="string">
            <text:p>壯圍振安宮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大進廟辦理(LED燈工程) " calcext:value-type="string">
            <text:p>補助大進廟辦理(LED燈工程) <text:s/></text:p>
          </table:table-cell>
          <table:table-cell table:style-name="ce5" office:value-type="string" office:string-value="大進廟 " calcext:value-type="string">
            <text:p>大進廟 <text:s/>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60" calcext:value-type="float">
            <text:p>6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大進廟 " calcext:value-type="string">
            <text:p>大進廟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協進廟(響應節能減碳汰換LED燈具工程) " calcext:value-type="string">
            <text:p>補助協進廟(響應節能減碳汰換LED燈具工程) <text:s/></text:p>
          </table:table-cell>
          <table:table-cell table:style-name="ce5" office:value-type="string" office:string-value="協進廟 " calcext:value-type="string">
            <text:p>協進廟 <text:s/>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70" calcext:value-type="float">
            <text:p>7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協進廟 " calcext:value-type="string">
            <text:p>協進廟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慶安廟(響應節能減碳汰換LED燈具工程) " calcext:value-type="string">
            <text:p>補助慶安廟(響應節能減碳汰換LED燈具工程) <text:s/></text:p>
          </table:table-cell>
          <table:table-cell table:style-name="ce5" office:value-type="string" office:string-value="慶安廟 " calcext:value-type="string">
            <text:p>慶安廟 <text:s/></text:p>
          </table:table-cell>
          <table:table-cell table:style-name="ce5" office:value-type="float" office:value="150" calcext:value-type="float">
            <text:p>150 </text:p>
          </table:table-cell>
          <table:table-cell table:style-name="ce5" office:value-type="float" office:value="70" calcext:value-type="float">
            <text:p>70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慶安廟 " calcext:value-type="string">
            <text:p>慶安廟 <text:s/>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6">
          <table:table-cell table:style-name="ce5" office:value-type="string" office:string-value="補助三山炳靈公神將會「105年在地文化暨端節活動」" calcext:value-type="string">
            <text:p>補助三山炳靈公神將會「105年在地文化暨端節活動」 </text:p>
          </table:table-cell>
          <table:table-cell table:style-name="ce5" office:value-type="string" office:string-value="三山炳靈公神將會" calcext:value-type="string">
            <text:p>三山炳靈公神將會 </text:p>
          </table:table-cell>
          <table:table-cell table:number-columns-repeated="2" table:style-name="ce5" office:value-type="float" office:value="15" calcext:value-type="float">
            <text:p>15 </text:p>
          </table:table-cell>
          <table:table-cell table:style-name="ce18" office:value-type="string" office:string-value="經費支出-禮俗文獻-宗教禮俗-獎補助費-對國內團體之捐助 " calcext:value-type="string">
            <text:p>經費支出-禮俗文獻-宗教禮俗-獎補助費-對國內團體之捐助 <text:s/></text:p>
          </table:table-cell>
          <table:table-cell table:style-name="ce5" office:value-type="string" office:string-value="三山炳靈公神將會" calcext:value-type="string">
            <text:p>三山炳靈公神將會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8">
          <table:table-cell table:style-name="ce5" office:value-type="string" office:string-value="補助五結鄉景德宮辦理(響應節能減碳汰換LED燈具工程)費用" calcext:value-type="string">
            <text:p>補助五結鄉景德宮辦理(響應節能減碳汰換LED燈具工程)費用 </text:p>
          </table:table-cell>
          <table:table-cell table:style-name="ce5" office:value-type="string" office:string-value="景德宮" calcext:value-type="string">
            <text:p>景德宮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景德宮" calcext:value-type="string">
            <text:p>景德宮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五結鄉開山廟辦理(彩色LED字幕機工程)費用" calcext:value-type="string">
            <text:p>補助五結鄉開山廟辦理(彩色LED字幕機工程)費用 </text:p>
          </table:table-cell>
          <table:table-cell table:style-name="ce5" office:value-type="string" office:string-value="開山廟" calcext:value-type="string">
            <text:p>開山廟 </text:p>
          </table:table-cell>
          <table:table-cell table:style-name="ce5" office:value-type="float" office:value="68" calcext:value-type="float">
            <text:p>68 </text:p>
          </table:table-cell>
          <table:table-cell table:style-name="ce5" office:value-type="float" office:value="54.528" calcext:value-type="float">
            <text:p>55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開山廟" calcext:value-type="string">
            <text:p>開山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冬山石聖爺廟購置辦公事務機設備計畫" calcext:value-type="string">
            <text:p>補助冬山石聖爺廟購置辦公事務機設備計畫 </text:p>
          </table:table-cell>
          <table:table-cell table:style-name="ce5" office:value-type="string" office:string-value="冬山石聖爺廟" calcext:value-type="string">
            <text:p>冬山石聖爺廟 </text:p>
          </table:table-cell>
          <table:table-cell table:style-name="ce5" office:value-type="float" office:value="38" calcext:value-type="float">
            <text:p>38 </text:p>
          </table:table-cell>
          <table:table-cell table:style-name="ce5" office:value-type="float" office:value="33" calcext:value-type="float">
            <text:p>33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冬山石聖爺廟" calcext:value-type="string">
            <text:p>冬山石聖爺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玄開廟「LED電子字幕機」" calcext:value-type="string">
            <text:p>補助玄開廟「LED電子字幕機」 </text:p>
          </table:table-cell>
          <table:table-cell table:style-name="ce5" office:value-type="string" office:string-value="玄開廟" calcext:value-type="string">
            <text:p>玄開廟 </text:p>
          </table:table-cell>
          <table:table-cell table:style-name="ce5" office:value-type="float" office:value="70" calcext:value-type="float">
            <text:p>70 </text:p>
          </table:table-cell>
          <table:table-cell table:style-name="ce5" office:value-type="float" office:value="51.628" calcext:value-type="float">
            <text:p>52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玄開廟" calcext:value-type="string">
            <text:p>玄開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大眾爺廟「設置LED走馬燈設備」" calcext:value-type="string">
            <text:p>補助大眾爺廟「設置LED走馬燈設備」 </text:p>
          </table:table-cell>
          <table:table-cell table:style-name="ce5" office:value-type="string" office:string-value="大眾爺廟" calcext:value-type="string">
            <text:p>大眾爺廟 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大眾爺廟" calcext:value-type="string">
            <text:p>大眾爺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三興宮「購置音響廣播系統辦公設備」" calcext:value-type="string">
            <text:p>補助三興宮「購置音響廣播系統辦公設備」 </text:p>
          </table:table-cell>
          <table:table-cell table:style-name="ce5" office:value-type="string" office:string-value="三興宮" calcext:value-type="string">
            <text:p>三興宮 </text:p>
          </table:table-cell>
          <table:table-cell table:number-columns-repeated="2" table:style-name="ce5" office:value-type="float" office:value="96" calcext:value-type="float">
            <text:p>96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三興宮" calcext:value-type="string">
            <text:p>三興宮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讚化宮「廁所整修工程」" calcext:value-type="string">
            <text:p>補助讚化宮「廁所整修工程」 </text:p>
          </table:table-cell>
          <table:table-cell table:style-name="ce5" office:value-type="string" office:string-value="讚化宮" calcext:value-type="string">
            <text:p>讚化宮 </text:p>
          </table:table-cell>
          <table:table-cell table:number-columns-repeated="2" table:style-name="ce5" office:value-type="float" office:value="50" calcext:value-type="float">
            <text:p>50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讚化宮" calcext:value-type="string">
            <text:p>讚化宮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三鬮二慈惠寺「裝置LED電子字幕機設備」" calcext:value-type="string">
            <text:p>補助三鬮二慈惠寺「裝置LED電子字幕機設備」 </text:p>
          </table:table-cell>
          <table:table-cell table:style-name="ce5" office:value-type="string" office:string-value="三鬮二慈惠寺" calcext:value-type="string">
            <text:p>三鬮二慈惠寺 </text:p>
          </table:table-cell>
          <table:table-cell table:style-name="ce5" office:value-type="float" office:value="67" calcext:value-type="float">
            <text:p>67 </text:p>
          </table:table-cell>
          <table:table-cell table:style-name="ce5" office:value-type="float" office:value="64" calcext:value-type="float">
            <text:p>64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三鬮二慈惠寺" calcext:value-type="string">
            <text:p>三鬮二慈惠寺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羅東勸世堂設置彩色LED電子字幕機工程" calcext:value-type="string">
            <text:p>補助羅東勸世堂設置彩色LED電子字幕機工程 </text:p>
          </table:table-cell>
          <table:table-cell table:style-name="ce5" office:value-type="string" office:string-value="勸世堂" calcext:value-type="string">
            <text:p>勸世堂 </text:p>
          </table:table-cell>
          <table:table-cell table:style-name="ce5" office:value-type="float" office:value="65" calcext:value-type="float">
            <text:p>65 </text:p>
          </table:table-cell>
          <table:table-cell table:style-name="ce5" office:value-type="float" office:value="47.647" calcext:value-type="float">
            <text:p>48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勸世堂" calcext:value-type="string">
            <text:p>勸世堂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德義宮「充實內部設備」" calcext:value-type="string">
            <text:p>補助德義宮「充實內部設備」 </text:p>
          </table:table-cell>
          <table:table-cell table:style-name="ce5" office:value-type="string" office:string-value="德義宮" calcext:value-type="string">
            <text:p>德義宮 </text:p>
          </table:table-cell>
          <table:table-cell table:number-columns-repeated="2" table:style-name="ce5" office:value-type="float" office:value="96" calcext:value-type="float">
            <text:p>96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德義宮" calcext:value-type="string">
            <text:p>德義宮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補助壯六鎮安廟「全彩LED字幕機」" calcext:value-type="string">
            <text:p>補助壯六鎮安廟「全彩LED字幕機」 </text:p>
          </table:table-cell>
          <table:table-cell table:style-name="ce5" office:value-type="string" office:string-value="壯六鎮安廟" calcext:value-type="string">
            <text:p>壯六鎮安廟 </text:p>
          </table:table-cell>
          <table:table-cell table:style-name="ce5" office:value-type="float" office:value="80" calcext:value-type="float">
            <text:p>80 </text:p>
          </table:table-cell>
          <table:table-cell table:style-name="ce5" office:value-type="float" office:value="75" calcext:value-type="float">
            <text:p>75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壯六鎮安廟" calcext:value-type="string">
            <text:p>壯六鎮安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辦理「充實新設備」" calcext:value-type="string">
            <text:p>辦理「充實新設備」 </text:p>
          </table:table-cell>
          <table:table-cell table:style-name="ce5" office:value-type="string" office:string-value="礁溪鄉永護廟" calcext:value-type="string">
            <text:p>礁溪鄉永護廟 </text:p>
          </table:table-cell>
          <table:table-cell table:number-columns-repeated="2" table:style-name="ce5" office:value-type="float" office:value="76" calcext:value-type="float">
            <text:p>76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礁溪鄉永護廟" calcext:value-type="string">
            <text:p>礁溪鄉永護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辦理充實內部設備" calcext:value-type="string">
            <text:p>辦理充實內部設備 </text:p>
          </table:table-cell>
          <table:table-cell table:style-name="ce5" office:value-type="string" office:string-value="員山鄉三興廟" calcext:value-type="string">
            <text:p>員山鄉三興廟 </text:p>
          </table:table-cell>
          <table:table-cell table:number-columns-repeated="2" table:style-name="ce5" office:value-type="float" office:value="95" calcext:value-type="float">
            <text:p>95 </text:p>
          </table:table-cell>
          <table:table-cell table:style-name="ce18" office:value-type="string" office:string-value="經費支出-民政支出-民政公共工程-獎補助費-對國內團體之捐助 " calcext:value-type="string">
            <text:p>經費支出-民政支出-民政公共工程-獎補助費-對國內團體之捐助 <text:s/></text:p>
          </table:table-cell>
          <table:table-cell table:style-name="ce5" office:value-type="string" office:string-value="員山鄉三興廟" calcext:value-type="string">
            <text:p>員山鄉三興廟 </text:p>
          </table:table-cell>
          <table:table-cell table:style-name="ce5" office:value-type="string" office:string-value="小額採購 " calcext:value-type="string">
            <text:p>小額採購 <text:s/></text:p>
          </table:table-cell>
          <table:table-cell table:style-name="ce5" office:value-type="string" office:string-value="無 " calcext:value-type="string">
            <text:p>無 <text:s/></text:p>
          </table:table-cell>
          <table:table-cell office:value-type="string" calcext:value-type="string">
            <text:p>民政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6">
          <table:table-cell table:style-name="ce5" office:value-type="string" office:string-value="辦理七十週年校慶圖書室設備修繕計畫" calcext:value-type="string">
            <text:p>辦理七十週年校慶圖書室設備修繕計畫 </text:p>
          </table:table-cell>
          <table:table-cell table:style-name="ce5" office:value-type="string" office:string-value="壯圍國小" calcext:value-type="string">
            <text:p>壯圍國小 </text:p>
          </table:table-cell>
          <table:table-cell table:number-columns-repeated="2" table:style-name="ce5" office:value-type="float" office:value="95" calcext:value-type="float">
            <text:p>95 </text:p>
          </table:table-cell>
          <table:table-cell table:style-name="ce18" office:value-type="string" office:string-value="5M2營建及修建工程-513擴充改良房屋建築及設備(二備金)" calcext:value-type="string">
            <text:p>5M2營建及修建工程-513擴充改良房屋建築及設備(二備金) </text:p>
          </table:table-cell>
          <table:table-cell table:style-name="ce5" office:value-type="string" office:string-value="教育處(學務管理科)" calcext:value-type="string">
            <text:p>教育處(學務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10">
          <table:table-cell table:style-name="ce5" office:value-type="string" office:string-value="增設學生朝會活動場地電動鐵捲門計畫" calcext:value-type="string">
            <text:p>增設學生朝會活動場地電動鐵捲門計畫 </text:p>
          </table:table-cell>
          <table:table-cell table:style-name="ce5" office:value-type="string" office:string-value="孝威國小" calcext:value-type="string">
            <text:p>孝威國小 </text:p>
          </table:table-cell>
          <table:table-cell table:number-columns-repeated="2" table:style-name="ce5" office:value-type="float" office:value="70" calcext:value-type="float">
            <text:p>70 </text:p>
          </table:table-cell>
          <table:table-cell table:style-name="ce18" office:value-type="string" office:string-value="5M2營建及修建工程-513擴充改良房屋建築及設備(二備金)" calcext:value-type="string">
            <text:p>5M2營建及修建工程-513擴充改良房屋建築及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9">
          <table:table-cell table:style-name="ce5" office:value-type="string" office:string-value="教學設備改善計畫_購置會議桌椅及移動式音響" calcext:value-type="string">
            <text:p>教學設備改善計畫_購置會議桌椅及移動式音響 </text:p>
          </table:table-cell>
          <table:table-cell table:style-name="ce5" office:value-type="string" office:string-value="壯圍國小" calcext:value-type="string">
            <text:p>壯圍國小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90" calcext:value-type="float">
            <text:p>9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9">
          <table:table-cell table:style-name="ce5" office:value-type="string" office:string-value="操場照明工程" calcext:value-type="string">
            <text:p>操場照明工程 </text:p>
          </table:table-cell>
          <table:table-cell table:style-name="ce5" office:value-type="string" office:string-value="成功國小" calcext:value-type="string">
            <text:p>成功國小 </text:p>
          </table:table-cell>
          <table:table-cell table:style-name="ce5" office:value-type="float" office:value="83" calcext:value-type="float">
            <text:p>83 </text:p>
          </table:table-cell>
          <table:table-cell table:style-name="ce5" office:value-type="float" office:value="80" calcext:value-type="float">
            <text:p>8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0">
          <table:table-cell table:style-name="ce5" office:value-type="string" office:string-value="校園綠美化及停車場改善計畫" calcext:value-type="string">
            <text:p>校園綠美化及停車場改善計畫 </text:p>
          </table:table-cell>
          <table:table-cell table:style-name="ce5" office:value-type="string" office:string-value="宜蘭國中" calcext:value-type="string">
            <text:p>宜蘭國中 </text:p>
          </table:table-cell>
          <table:table-cell table:number-columns-repeated="2" table:style-name="ce5" office:value-type="float" office:value="200" calcext:value-type="float">
            <text:p>200 </text:p>
          </table:table-cell>
          <table:table-cell table:style-name="ce18" office:value-type="string" office:string-value="5M2營建及修建工程-513擴充改良房屋建築及設備(二備金)" calcext:value-type="string">
            <text:p>5M2營建及修建工程-513擴充改良房屋建築及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29">
          <table:table-cell table:style-name="ce5" office:value-type="string" office:string-value="校園路面整修工程計畫" calcext:value-type="string">
            <text:p>校園路面整修工程計畫 </text:p>
          </table:table-cell>
          <table:table-cell table:style-name="ce5" office:value-type="string" office:string-value="文化國中" calcext:value-type="string">
            <text:p>文化國中 </text:p>
          </table:table-cell>
          <table:table-cell table:number-columns-repeated="2" table:style-name="ce5" office:value-type="float" office:value="250" calcext:value-type="float">
            <text:p>250 </text:p>
          </table:table-cell>
          <table:table-cell table:style-name="ce18" office:value-type="string" office:string-value="5M2營建及修建工程-513擴充改良房屋建築及設備(二備金)" calcext:value-type="string">
            <text:p>5M2營建及修建工程-513擴充改良房屋建築及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1">
          <table:table-cell table:style-name="ce6" office:value-type="string" office:string-value="充實班級視聽設備計畫─購置液晶電視" calcext:value-type="string" table:number-columns-spanned="1" table:number-rows-spanned="2">
            <text:p>充實班級視聽設備計畫─購置液晶電視 </text:p>
          </table:table-cell>
          <table:table-cell table:style-name="ce6" office:value-type="string" office:string-value="黎明國小" calcext:value-type="string" table:number-columns-spanned="1" table:number-rows-spanned="2">
            <text:p>黎明國小 </text:p>
          </table:table-cell>
          <table:table-cell table:style-name="ce5" office:value-type="float" office:value="200" calcext:value-type="float">
            <text:p>200 </text:p>
          </table:table-cell>
          <table:table-cell table:style-name="ce6" office:value-type="float" office:value="350" calcext:value-type="float" table:number-columns-spanned="1" table:number-rows-spanned="2">
            <text:p>350 </text:p>
          </table:table-cell>
          <table:table-cell table:style-name="ce6" office:value-type="string" office:string-value="5M2營建及修建工程-516購置什項設備(二備金)" calcext:value-type="string" table:number-columns-spanned="1" table:number-rows-spanned="2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2">
          <table:covered-table-cell table:number-columns-repeated="2" table:style-name="ce5"/>
          <table:table-cell table:style-name="ce5" office:value-type="float" office:value="150" calcext:value-type="float">
            <text:p>150 </text:p>
          </table:table-cell>
          <table:covered-table-cell table:number-columns-repeated="2" table:style-name="ce5"/>
          <table:table-cell table:style-name="ce5" office:value-type="string" office:string-value="教育處(教育資源管理科)" calcext:value-type="string">
            <text:p>教育處(教育資源管理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table-cell table:style-name="ce10" office:value-type="string" office:string-value="改善校園安全設施計畫" calcext:value-type="string">
            <text:p>改善校園安全設施計畫 </text:p>
          </table:table-cell>
          <table:table-cell table:style-name="ce10" office:value-type="string" office:string-value="國華國中" calcext:value-type="string">
            <text:p>國華國中 </text:p>
          </table:table-cell>
          <table:table-cell table:number-columns-repeated="2" table:style-name="ce10" office:value-type="float" office:value="200" calcext:value-type="float">
            <text:p>200 </text:p>
          </table:table-cell>
          <table:table-cell table:style-name="ce10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10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10" office:value-type="string" office:string-value="辦理中" calcext:value-type="string">
            <text:p>辦理中 </text:p>
          </table:table-cell>
          <table:table-cell table:style-name="ce20"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3">
          <table:table-cell table:style-name="ce6" office:value-type="string" office:string-value="鐵捲門防夾裝置" calcext:value-type="string" table:number-columns-spanned="1" table:number-rows-spanned="2">
            <text:p>鐵捲門防夾裝置 </text:p>
          </table:table-cell>
          <table:table-cell table:style-name="ce6" office:value-type="string" office:string-value="頭城國中" calcext:value-type="string" table:number-columns-spanned="1" table:number-rows-spanned="2">
            <text:p>頭城國中 </text:p>
          </table:table-cell>
          <table:table-cell table:style-name="ce6" office:value-type="float" office:value="50" calcext:value-type="float">
            <text:p>50 </text:p>
          </table:table-cell>
          <table:table-cell table:style-name="ce6" office:value-type="float" office:value="95" calcext:value-type="float" table:number-columns-spanned="1" table:number-rows-spanned="2">
            <text:p>95 </text:p>
          </table:table-cell>
          <table:table-cell table:style-name="ce6" office:value-type="string" office:string-value="5L一般行政管理計畫-257什項設備修護費(二備金)" calcext:value-type="string" table:number-columns-spanned="1" table:number-rows-spanned="2">
            <text:p>5L一般行政管理計畫-257什項設備修護費(二備金) </text:p>
          </table:table-cell>
          <table:table-cell table:style-name="ce6" office:value-type="string" office:string-value="教育處(教育資源管理科)" calcext:value-type="string" table:number-columns-spanned="1" table:number-rows-spanned="2">
            <text:p>教育處(教育資源管理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3">
          <table:covered-table-cell table:number-columns-repeated="2" table:style-name="ce5"/>
          <table:table-cell table:style-name="ce5" office:value-type="float" office:value="45" calcext:value-type="float">
            <text:p>45 </text:p>
          </table:table-cell>
          <table:covered-table-cell table:number-columns-repeated="5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64">
          <table:table-cell table:style-name="ce5" office:value-type="string" office:string-value="「105年度改善設備計畫」購置自走式割草機" calcext:value-type="string">
            <text:p>「105年度改善設備計畫」購置自走式割草機 </text:p>
          </table:table-cell>
          <table:table-cell table:style-name="ce5" office:value-type="string" office:string-value="利澤國中" calcext:value-type="string">
            <text:p>利澤國中 </text:p>
          </table:table-cell>
          <table:table-cell table:number-columns-repeated="2" table:style-name="ce5" office:value-type="float" office:value="28" calcext:value-type="float">
            <text:p>28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5">
          <table:table-cell table:style-name="ce6" office:value-type="string" office:string-value="「充實教學環境設備計畫」汰換燈具、風扇及設置餐廳天花板輕鋼架等設施" calcext:value-type="string" table:number-columns-spanned="1" table:number-rows-spanned="2">
            <text:p>「充實教學環境設備計畫」汰換燈具、風扇及設置餐廳天花板輕鋼架等設施 </text:p>
          </table:table-cell>
          <table:table-cell table:style-name="ce6" office:value-type="string" office:string-value="澳花國小" calcext:value-type="string" table:number-columns-spanned="1" table:number-rows-spanned="2">
            <text:p>澳花國小 </text:p>
          </table:table-cell>
          <table:table-cell table:style-name="ce5" office:value-type="float" office:value="150" calcext:value-type="float">
            <text:p>150 </text:p>
          </table:table-cell>
          <table:table-cell table:style-name="ce6" office:value-type="float" office:value="350" calcext:value-type="float" table:number-columns-spanned="1" table:number-rows-spanned="2">
            <text:p>350 </text:p>
          </table:table-cell>
          <table:table-cell table:style-name="ce6" office:value-type="string" office:string-value="5L一般行政管理計畫-257什項設備修護費(二備金)" calcext:value-type="string" table:number-columns-spanned="1" table:number-rows-spanned="2">
            <text:p>5L一般行政管理計畫-257什項設備修護費(二備金) </text:p>
          </table:table-cell>
          <table:table-cell table:style-name="ce6" office:value-type="string" office:string-value="教育處(教育資源管理科)" calcext:value-type="string" table:number-columns-spanned="1" table:number-rows-spanned="2">
            <text:p>教育處(教育資源管理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3">
          <table:covered-table-cell table:number-columns-repeated="2" table:style-name="ce5"/>
          <table:table-cell table:style-name="ce5" office:value-type="float" office:value="200" calcext:value-type="float">
            <text:p>200 </text:p>
          </table:table-cell>
          <table:covered-table-cell table:number-columns-repeated="5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table-cell table:style-name="ce5" office:value-type="string" office:string-value="學習資源教中心教室油漆粉刷及表演藝術教室塑膠地板鋪設" calcext:value-type="string">
            <text:p>學習資源教中心教室油漆粉刷及表演藝術教室塑膠地板鋪設 </text:p>
          </table:table-cell>
          <table:table-cell table:style-name="ce5" office:value-type="string" office:string-value="羅東國中" calcext:value-type="string">
            <text:p>羅東國中 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5L一般行政管理計畫-257什項設備修護費(二備金)" calcext:value-type="string">
            <text:p>5L一般行政管理計畫-257什項設備修護費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2">
          <table:table-cell table:style-name="ce5" office:value-type="string" office:string-value="松竹館燈具照明改善計畫" calcext:value-type="string">
            <text:p>松竹館燈具照明改善計畫 </text:p>
          </table:table-cell>
          <table:table-cell table:style-name="ce5" office:value-type="string" office:string-value="利澤國小" calcext:value-type="string">
            <text:p>利澤國小 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5M2營建及修建工程-513擴充改良房屋建築及設備(二備金)" calcext:value-type="string">
            <text:p>5M2營建及修建工程-513擴充改良房屋建築及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4">
          <table:table-cell table:style-name="ce6" office:value-type="string" office:string-value="「改善及充實教學環境設備」圖書室書櫃及師生教學設備更新" calcext:value-type="string" table:number-columns-spanned="1" table:number-rows-spanned="2">
            <text:p>「改善及充實教學環境設備」圖書室書櫃及師生教學設備更新 </text:p>
          </table:table-cell>
          <table:table-cell table:style-name="ce6" office:value-type="string" office:string-value="武塔國小" calcext:value-type="string" table:number-columns-spanned="1" table:number-rows-spanned="2">
            <text:p>武塔國小 </text:p>
          </table:table-cell>
          <table:table-cell table:style-name="ce6" office:value-type="float" office:value="300" calcext:value-type="float" table:number-columns-spanned="1" table:number-rows-spanned="2">
            <text:p>300 </text:p>
          </table:table-cell>
          <table:table-cell table:style-name="ce5" office:value-type="float" office:value="179" calcext:value-type="float">
            <text:p>179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38">
          <table:covered-table-cell table:number-columns-repeated="3" table:style-name="ce5"/>
          <table:table-cell table:style-name="ce5" office:value-type="float" office:value="121" calcext:value-type="float">
            <text:p>121 </text:p>
          </table:table-cell>
          <table:table-cell table:style-name="ce18" office:value-type="string" office:string-value="5L一般行政管理計畫-91Y其他(二備金)" calcext:value-type="string">
            <text:p>5L一般行政管理計畫-91Y其他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66">
          <table:table-cell table:style-name="ce5" office:value-type="string" office:string-value="「充實改善校園環境設備」購置冷氣機" calcext:value-type="string">
            <text:p>「充實改善校園環境設備」購置冷氣機 </text:p>
          </table:table-cell>
          <table:table-cell table:style-name="ce5" office:value-type="string" office:string-value="新南國小" calcext:value-type="string">
            <text:p>新南國小 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4">
          <table:table-cell table:style-name="ce5" office:value-type="string" office:string-value="105年度教學活動擴音設備增置" calcext:value-type="string">
            <text:p>105年度教學活動擴音設備增置 </text:p>
          </table:table-cell>
          <table:table-cell table:style-name="ce5" office:value-type="string" office:string-value="大同國中" calcext:value-type="string">
            <text:p>大同國中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90" calcext:value-type="float">
            <text:p>9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7">
          <table:table-cell table:style-name="ce5" office:value-type="string" office:string-value="校園夜間照明改善計畫" calcext:value-type="string">
            <text:p>校園夜間照明改善計畫 </text:p>
          </table:table-cell>
          <table:table-cell table:style-name="ce5" office:value-type="string" office:string-value="頭城國小" calcext:value-type="string">
            <text:p>頭城國小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89" calcext:value-type="float">
            <text:p>89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改善美術教室課桌" calcext:value-type="string">
            <text:p>改善美術教室課桌 </text:p>
          </table:table-cell>
          <table:table-cell table:style-name="ce5" office:value-type="string" office:string-value="羅東國中" calcext:value-type="string">
            <text:p>羅東國中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99" calcext:value-type="float">
            <text:p>99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">
          <table:table-cell table:style-name="ce5" office:value-type="string" office:string-value="校舍供電設備改善" calcext:value-type="string">
            <text:p>校舍供電設備改善 </text:p>
          </table:table-cell>
          <table:table-cell table:style-name="ce5" office:value-type="string" office:string-value="寒溪國小" calcext:value-type="string">
            <text:p>寒溪國小 </text:p>
          </table:table-cell>
          <table:table-cell table:number-columns-repeated="2" table:style-name="ce5" office:value-type="float" office:value="98" calcext:value-type="float">
            <text:p>98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教育資源管理科)" calcext:value-type="string">
            <text:p>教育處(教育資源管理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8">
          <table:table-cell table:style-name="ce5" office:value-type="string" office:string-value="申請添購值勤裝備計畫" calcext:value-type="string">
            <text:p>申請添購值勤裝備計畫 </text:p>
          </table:table-cell>
          <table:table-cell table:style-name="ce5" office:value-type="string" office:string-value="宜蘭縣羅東鎮愛心交通導護協會" calcext:value-type="string">
            <text:p>宜蘭縣羅東鎮愛心交通導護協會 </text:p>
          </table:table-cell>
          <table:table-cell table:number-columns-repeated="2" table:style-name="ce5" office:value-type="float" office:value="60" calcext:value-type="float">
            <text:p>60 </text:p>
          </table:table-cell>
          <table:table-cell table:style-name="ce18" office:value-type="string" office:string-value="56社會教育計畫-722捐助私校及團體(二備金)" calcext:value-type="string">
            <text:p>56社會教育計畫-722捐助私校及團體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9">
          <table:table-cell table:style-name="ce5" office:value-type="string" office:string-value="校園交通志工值勤配備更新" calcext:value-type="string">
            <text:p>校園交通志工值勤配備更新 </text:p>
          </table:table-cell>
          <table:table-cell table:style-name="ce5" office:value-type="string" office:string-value="五結國小" calcext:value-type="string">
            <text:p>五結國小 </text:p>
          </table:table-cell>
          <table:table-cell table:number-columns-repeated="2" table:style-name="ce5" office:value-type="float" office:value="38" calcext:value-type="float">
            <text:p>38 </text:p>
          </table:table-cell>
          <table:table-cell table:style-name="ce18" office:value-type="string" office:string-value="56社會教育計畫-91Y其他(二備金)" calcext:value-type="string">
            <text:p>56社會教育計畫-91Y其他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0">
          <table:table-cell table:style-name="ce6" office:value-type="string" office:string-value="管樂團樂器購置計畫" calcext:value-type="string" table:number-columns-spanned="1" table:number-rows-spanned="3">
            <text:p>管樂團樂器購置計畫 </text:p>
          </table:table-cell>
          <table:table-cell table:style-name="ce6" office:value-type="string" office:string-value="壯圍國中" calcext:value-type="string" table:number-columns-spanned="1" table:number-rows-spanned="3">
            <text:p>壯圍國中 </text:p>
          </table:table-cell>
          <table:table-cell table:style-name="ce5" office:value-type="float" office:value="50" calcext:value-type="float">
            <text:p>50 </text:p>
          </table:table-cell>
          <table:table-cell table:style-name="ce6" office:value-type="float" office:value="200" calcext:value-type="float" table:number-columns-spanned="1" table:number-rows-spanned="3">
            <text:p>200 </text:p>
          </table:table-cell>
          <table:table-cell table:style-name="ce6" office:value-type="string" office:string-value="5M2營建及修建工程-516購置什項設備(二備金)" calcext:value-type="string" table:number-columns-spanned="1" table:number-rows-spanned="3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style-name="ce6" office:value-type="string" office:string-value="辦理中" calcext:value-type="string" table:number-columns-spanned="1" table:number-rows-spanned="3">
            <text:p>辦理中 </text:p>
          </table:table-cell>
          <table:table-cell table:style-name="ce6" office:value-type="string" office:string-value="辦理中" calcext:value-type="string" table:number-columns-spanned="1" table:number-rows-spanned="3">
            <text:p>辦理中 </text:p>
          </table:table-cell>
          <table:table-cell table:style-name="ce20" office:value-type="string" calcext:value-type="string" table:number-columns-spanned="1" table:number-rows-spanned="3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1">
          <table:covered-table-cell table:number-columns-repeated="2" table:style-name="ce11"/>
          <table:table-cell table:style-name="ce5" office:value-type="float" office:value="50" calcext:value-type="float">
            <text:p>50 </text:p>
          </table:table-cell>
          <table:covered-table-cell table:number-columns-repeated="2" table:style-name="ce11"/>
          <table:table-cell table:style-name="ce5" office:value-type="string" office:string-value="教育處(多元教育科)" calcext:value-type="string">
            <text:p>教育處(多元教育科) </text:p>
          </table:table-cell>
          <table:covered-table-cell table:number-columns-repeated="2" table:style-name="ce11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45">
          <table:covered-table-cell table:number-columns-repeated="2" table:style-name="ce5"/>
          <table:table-cell table:style-name="ce5" office:value-type="float" office:value="100" calcext:value-type="float">
            <text:p>100 </text:p>
          </table:table-cell>
          <table:covered-table-cell table:number-columns-repeated="2" table:style-name="ce5"/>
          <table:table-cell table:style-name="ce5" office:value-type="string" office:string-value="教育處(多元教育科)" calcext:value-type="string">
            <text:p>教育處(多元教育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72">
          <table:table-cell table:style-name="ce6" office:value-type="string" office:string-value="申請充實圖書推廣閱讀計畫" calcext:value-type="string" table:number-columns-spanned="1" table:number-rows-spanned="2">
            <text:p>申請充實圖書推廣閱讀計畫 </text:p>
          </table:table-cell>
          <table:table-cell table:style-name="ce6" office:value-type="string" office:string-value="國華國中" calcext:value-type="string" table:number-columns-spanned="1" table:number-rows-spanned="2">
            <text:p>國華國中 </text:p>
          </table:table-cell>
          <table:table-cell table:style-name="ce6" office:value-type="float" office:value="140" calcext:value-type="float" table:number-columns-spanned="1" table:number-rows-spanned="2">
            <text:p>140 </text:p>
          </table:table-cell>
          <table:table-cell table:style-name="ce5" office:value-type="float" office:value="115" calcext:value-type="float">
            <text:p>115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3">
          <table:covered-table-cell table:number-columns-repeated="3" table:style-name="ce5"/>
          <table:table-cell table:style-name="ce5" office:value-type="float" office:value="25" calcext:value-type="float">
            <text:p>25 </text:p>
          </table:table-cell>
          <table:table-cell table:style-name="ce18" office:value-type="string" office:string-value="56社會教育計畫-91Y其他(二備金)" calcext:value-type="string">
            <text:p>56社會教育計畫-91Y其他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74">
          <table:table-cell table:style-name="ce6" office:value-type="string" office:string-value="口琴隊樂器添購計畫" calcext:value-type="string" table:number-columns-spanned="1" table:number-rows-spanned="2">
            <text:p>口琴隊樂器添購計畫 </text:p>
          </table:table-cell>
          <table:table-cell table:style-name="ce6" office:value-type="string" office:string-value="東光國中" calcext:value-type="string" table:number-columns-spanned="1" table:number-rows-spanned="2">
            <text:p>東光國中 </text:p>
          </table:table-cell>
          <table:table-cell table:style-name="ce5" office:value-type="float" office:value="50" calcext:value-type="float">
            <text:p>50 </text:p>
          </table:table-cell>
          <table:table-cell table:style-name="ce6" office:value-type="float" office:value="100" calcext:value-type="float" table:number-columns-spanned="1" table:number-rows-spanned="2">
            <text:p>100 </text:p>
          </table:table-cell>
          <table:table-cell table:style-name="ce6" office:value-type="string" office:string-value="5M2營建及修建工程-516購置什項設備(二備金)" calcext:value-type="string" table:number-columns-spanned="1" table:number-rows-spanned="2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5">
          <table:covered-table-cell table:number-columns-repeated="2" table:style-name="ce5"/>
          <table:table-cell table:style-name="ce5" office:value-type="float" office:value="50" calcext:value-type="float">
            <text:p>50 </text:p>
          </table:table-cell>
          <table:covered-table-cell table:number-columns-repeated="2" table:style-name="ce5"/>
          <table:table-cell table:style-name="ce5" office:value-type="string" office:string-value="教育處(多元教育科)" calcext:value-type="string">
            <text:p>教育處(多元教育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76">
          <table:table-cell table:style-name="ce5" office:value-type="string" office:string-value="校園愛心志工充實交通導護器材" calcext:value-type="string">
            <text:p>校園愛心志工充實交通導護器材 </text:p>
          </table:table-cell>
          <table:table-cell table:style-name="ce5" office:value-type="string" office:string-value="育才國小" calcext:value-type="string">
            <text:p>育才國小 </text:p>
          </table:table-cell>
          <table:table-cell table:number-columns-repeated="2" table:style-name="ce5" office:value-type="float" office:value="20" calcext:value-type="float">
            <text:p>20 </text:p>
          </table:table-cell>
          <table:table-cell table:style-name="ce18" office:value-type="string" office:string-value="56社會教育計畫-91Y其他(二備金)" calcext:value-type="string">
            <text:p>56社會教育計畫-91Y其他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8">
          <table:table-cell table:style-name="ce5" office:value-type="string" office:string-value="圖書館設備充實計畫" calcext:value-type="string">
            <text:p>圖書館設備充實計畫 </text:p>
          </table:table-cell>
          <table:table-cell table:style-name="ce5" office:value-type="string" office:string-value="竹林國小" calcext:value-type="string">
            <text:p>竹林國小 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3">
          <table:table-cell table:style-name="ce6" office:value-type="string" office:string-value="管樂團樂器汰舊換新計畫" calcext:value-type="string" table:number-columns-spanned="1" table:number-rows-spanned="2">
            <text:p>管樂團樂器汰舊換新計畫 </text:p>
          </table:table-cell>
          <table:table-cell table:style-name="ce6" office:value-type="string" office:string-value="馬賽國小" calcext:value-type="string" table:number-columns-spanned="1" table:number-rows-spanned="2">
            <text:p>馬賽國小 </text:p>
          </table:table-cell>
          <table:table-cell table:style-name="ce5" office:value-type="float" office:value="100" calcext:value-type="float">
            <text:p>100 </text:p>
          </table:table-cell>
          <table:table-cell table:style-name="ce6" office:value-type="float" office:value="150" calcext:value-type="float" table:number-columns-spanned="1" table:number-rows-spanned="2">
            <text:p>150 </text:p>
          </table:table-cell>
          <table:table-cell table:style-name="ce6" office:value-type="string" office:string-value="5M2營建及修建工程-516購置什項設備(二備金)" calcext:value-type="string" table:number-columns-spanned="1" table:number-rows-spanned="2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20" office:value-type="string" calcext:value-type="string" table:number-columns-spanned="1" table:number-rows-spanned="2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63">
          <table:covered-table-cell table:number-columns-repeated="2" table:style-name="ce5"/>
          <table:table-cell table:style-name="ce5" office:value-type="float" office:value="50" calcext:value-type="float">
            <text:p>50 </text:p>
          </table:table-cell>
          <table:covered-table-cell table:number-columns-repeated="2" table:style-name="ce5"/>
          <table:table-cell table:style-name="ce5" office:value-type="string" office:string-value="教育處(多元教育科)" calcext:value-type="string">
            <text:p>教育處(多元教育科) </text:p>
          </table:table-cell>
          <table:covered-table-cell table:number-columns-repeated="2" table:style-name="ce5"/>
          <table:covered-table-cell table:style-name="ce20"/>
          <table:table-cell table:number-columns-repeated="247"/>
          <table:table-cell table:style-name="Default"/>
          <table:table-cell table:number-columns-repeated="767"/>
        </table:table-row>
        <table:table-row table:style-name="ro64">
          <table:table-cell table:style-name="ce5" office:value-type="string" office:string-value="龍獅社團器材購置計畫" calcext:value-type="string">
            <text:p>龍獅社團器材購置計畫 </text:p>
          </table:table-cell>
          <table:table-cell table:style-name="ce5" office:value-type="string" office:string-value="凱旋國中" calcext:value-type="string">
            <text:p>凱旋國中 </text:p>
          </table:table-cell>
          <table:table-cell table:number-columns-repeated="2" table:style-name="ce5" office:value-type="float" office:value="100" calcext:value-type="float">
            <text:p>10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7">
          <table:table-cell table:style-name="ce5" office:value-type="string" office:string-value="105年度圖書館燈具改善計畫" calcext:value-type="string">
            <text:p>105年度圖書館燈具改善計畫 </text:p>
          </table:table-cell>
          <table:table-cell table:style-name="ce5" office:value-type="string" office:string-value="竹林國小" calcext:value-type="string">
            <text:p>竹林國小 </text:p>
          </table:table-cell>
          <table:table-cell table:style-name="ce5" office:value-type="float" office:value="81" calcext:value-type="float">
            <text:p>81 </text:p>
          </table:table-cell>
          <table:table-cell table:style-name="ce5" office:value-type="float" office:value="80" calcext:value-type="float">
            <text:p>80 </text:p>
          </table:table-cell>
          <table:table-cell table:style-name="ce18" office:value-type="string" office:string-value="56社會教育計畫-91Y其他(二備金)" calcext:value-type="string">
            <text:p>56社會教育計畫-91Y其他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105年度圖書館書櫃改善計畫" calcext:value-type="string">
            <text:p>105年度圖書館書櫃改善計畫 </text:p>
          </table:table-cell>
          <table:table-cell table:style-name="ce5" office:value-type="string" office:string-value="竹林國小" calcext:value-type="string">
            <text:p>竹林國小 </text:p>
          </table:table-cell>
          <table:table-cell table:number-columns-repeated="2" table:style-name="ce5" office:value-type="float" office:value="90" calcext:value-type="float">
            <text:p>90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多元教育科)" calcext:value-type="string">
            <text:p>教育處(多元教育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7">
          <table:table-cell table:style-name="ce5" office:value-type="string" office:string-value="充實健康中心設備經費" calcext:value-type="string">
            <text:p>充實健康中心設備經費 </text:p>
          </table:table-cell>
          <table:table-cell table:style-name="ce5" office:value-type="string" office:string-value="興中國中" calcext:value-type="string">
            <text:p>興中國中 </text:p>
          </table:table-cell>
          <table:table-cell table:style-name="ce5" office:value-type="float" office:value="100" calcext:value-type="float">
            <text:p>100 </text:p>
          </table:table-cell>
          <table:table-cell table:style-name="ce5" office:value-type="float" office:value="95" calcext:value-type="float">
            <text:p>95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calcext:value-type="string">
            <text:p/>
            <text:p>健群醫療器材行、立偉電子股份有限公司</text:p>
            <text:p/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8">
          <table:table-cell table:style-name="ce5" office:value-type="string" office:string-value="申請購置教學設備" calcext:value-type="string">
            <text:p>申請購置教學設備 </text:p>
          </table:table-cell>
          <table:table-cell table:style-name="ce5" office:value-type="string" office:string-value="宜蘭縣羅東鎮體育會元極舞委員會" calcext:value-type="string">
            <text:p>宜蘭縣羅東鎮體育會元極舞委員會 </text:p>
          </table:table-cell>
          <table:table-cell table:style-name="ce5" office:value-type="float" office:value="50" calcext:value-type="float">
            <text:p>50 </text:p>
          </table:table-cell>
          <table:table-cell table:style-name="ce5" office:value-type="float" office:value="32" calcext:value-type="float">
            <text:p>32 </text:p>
          </table:table-cell>
          <table:table-cell table:style-name="ce18" office:value-type="string" office:string-value="5M2營建及修建工程-722捐助私校及團體(二備金)" calcext:value-type="string">
            <text:p>5M2營建及修建工程-722捐助私校及團體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購置教學設備" calcext:value-type="string">
            <text:p>購置教學設備 </text:p>
          </table:table-cell>
          <table:table-cell table:style-name="ce5" office:value-type="string" office:string-value="宜蘭縣外內丹功研究學會" calcext:value-type="string">
            <text:p>宜蘭縣外內丹功研究學會 </text:p>
          </table:table-cell>
          <table:table-cell table:style-name="ce5" office:value-type="float" office:value="15" calcext:value-type="float">
            <text:p>15 </text:p>
          </table:table-cell>
          <table:table-cell table:style-name="ce5" office:value-type="float" office:value="13" calcext:value-type="float">
            <text:p>13 </text:p>
          </table:table-cell>
          <table:table-cell table:style-name="ce18" office:value-type="string" office:string-value="5M2營建及修建工程-722捐助私校及團體(二備金)" calcext:value-type="string">
            <text:p>5M2營建及修建工程-722捐助私校及團體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">
          <table:table-cell table:style-name="ce5" office:value-type="string" office:string-value="改善教學事務設備計畫-增設運動場照明設備" calcext:value-type="string">
            <text:p>改善教學事務設備計畫-增設運動場照明設備 </text:p>
          </table:table-cell>
          <table:table-cell table:style-name="ce5" office:value-type="string" office:string-value="中華國中" calcext:value-type="string">
            <text:p>中華國中 </text:p>
          </table:table-cell>
          <table:table-cell table:number-columns-repeated="2" table:style-name="ce5" office:value-type="float" office:value="75" calcext:value-type="float">
            <text:p>75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東北亞公關顧問有限公司" calcext:value-type="string">
            <text:p>東北亞公關顧問有限公司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羽球社團設施補助計畫" calcext:value-type="string">
            <text:p>羽球社團設施補助計畫 </text:p>
          </table:table-cell>
          <table:table-cell table:style-name="ce5" office:value-type="string" office:string-value="學進國小" calcext:value-type="string">
            <text:p>學進國小 </text:p>
          </table:table-cell>
          <table:table-cell table:number-columns-repeated="2" table:style-name="ce5" office:value-type="float" office:value="98" calcext:value-type="float">
            <text:p>98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style-name="ce5" office:value-type="string" office:string-value="逕洽廠商" calcext:value-type="string">
            <text:p>逕洽廠商 </text:p>
          </table:table-cell>
          <table:table-cell table:style-name="ce5" office:value-type="string" office:string-value="東北亞公關顧問有限公司" calcext:value-type="string">
            <text:p>東北亞公關顧問有限公司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table-cell table:style-name="ce5" office:value-type="string" office:string-value="申請購置手提行動式擴音機" calcext:value-type="string">
            <text:p>申請購置手提行動式擴音機 </text:p>
          </table:table-cell>
          <table:table-cell table:style-name="ce5" office:value-type="string" office:string-value="宜蘭縣銀髮樂活柔力球協會" calcext:value-type="string">
            <text:p>宜蘭縣銀髮樂活柔力球協會 </text:p>
          </table:table-cell>
          <table:table-cell table:number-columns-repeated="2" table:style-name="ce5" office:value-type="float" office:value="30" calcext:value-type="float">
            <text:p>30 </text:p>
          </table:table-cell>
          <table:table-cell table:style-name="ce18" office:value-type="string" office:string-value="5M2營建及修建工程-722捐助私校及團體(二備金)" calcext:value-type="string">
            <text:p>5M2營建及修建工程-722捐助私校及團體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">
          <table:table-cell table:style-name="ce5" office:value-type="string" office:string-value="購置教學器材設備" calcext:value-type="string">
            <text:p>購置教學器材設備 </text:p>
          </table:table-cell>
          <table:table-cell table:style-name="ce5" office:value-type="string" office:string-value="宜蘭縣羅東鎮體育會土風舞委員會" calcext:value-type="string">
            <text:p>宜蘭縣羅東鎮體育會土風舞委員會 </text:p>
          </table:table-cell>
          <table:table-cell table:style-name="ce5" office:value-type="float" office:value="90" calcext:value-type="float">
            <text:p>90 </text:p>
          </table:table-cell>
          <table:table-cell table:style-name="ce5" office:value-type="float" office:value="80" calcext:value-type="float">
            <text:p>80 </text:p>
          </table:table-cell>
          <table:table-cell table:style-name="ce18" office:value-type="string" office:string-value="5M2營建及修建工程-722捐助私校及團體(二備金)" calcext:value-type="string">
            <text:p>5M2營建及修建工程-722捐助私校及團體(二備金) </text:p>
          </table:table-cell>
          <table:table-cell table:style-name="ce5" office:value-type="string" office:string-value="教育處(體育保健科)" calcext:value-type="string">
            <text:p>教育處(體育保健科) </text:p>
          </table:table-cell>
          <table:table-cell table:number-columns-repeated="2" table:style-name="ce5" office:value-type="string" office:string-value="辦理中" calcext:value-type="string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79">
          <table:table-cell table:style-name="ce6" office:value-type="string" office:string-value="辦理105年度資訊創意教學設備申請計畫-購置平板電腦及無線投影伺服器" calcext:value-type="string" table:number-columns-spanned="1" table:number-rows-spanned="2">
            <text:p>辦理105年度資訊創意教學設備申請計畫-購置平板電腦及無線投影伺服器 </text:p>
          </table:table-cell>
          <table:table-cell table:style-name="ce6" office:value-type="string" office:string-value="內城國中小" calcext:value-type="string" table:number-columns-spanned="1" table:number-rows-spanned="2">
            <text:p>內城國中小 </text:p>
          </table:table-cell>
          <table:table-cell table:style-name="ce5" office:value-type="float" office:value="30" calcext:value-type="float">
            <text:p>30 </text:p>
          </table:table-cell>
          <table:table-cell table:style-name="ce5" office:value-type="float" office:value="38" calcext:value-type="float">
            <text:p>38 </text:p>
          </table:table-cell>
          <table:table-cell table:style-name="ce18" office:value-type="string" office:string-value="5M2營建及修建工程-516購置什項設備(二備金)" calcext:value-type="string">
            <text:p>5M2營建及修建工程-516購置什項設備(二備金) </text:p>
          </table:table-cell>
          <table:table-cell table:style-name="ce5" office:value-type="string" office:string-value="教育處(資網中心)" calcext:value-type="string">
            <text:p>教育處(資網中心)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table:style-name="ce6" office:value-type="string" office:string-value="辦理中" calcext:value-type="string" table:number-columns-spanned="1" table:number-rows-spanned="2">
            <text:p>辦理中 </text:p>
          </table:table-cell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56">
          <table:covered-table-cell table:number-columns-repeated="2" table:style-name="ce5"/>
          <table:table-cell table:style-name="ce5" office:value-type="float" office:value="50" calcext:value-type="float">
            <text:p>50 </text:p>
          </table:table-cell>
          <table:table-cell table:style-name="ce5" office:value-type="float" office:value="42" calcext:value-type="float">
            <text:p>42 </text:p>
          </table:table-cell>
          <table:table-cell table:style-name="ce18" office:value-type="string" office:string-value="5L一般行政管理計畫-91Y其他(二備金)" calcext:value-type="string">
            <text:p>5L一般行政管理計畫-91Y其他(二備金) </text:p>
          </table:table-cell>
          <table:table-cell table:style-name="ce5" office:value-type="string" office:string-value="教育處(資網中心)" calcext:value-type="string">
            <text:p>教育處(資網中心) </text:p>
          </table:table-cell>
          <table:covered-table-cell table:number-columns-repeated="2" table:style-name="ce5"/>
          <table:table-cell office:value-type="string" calcext:value-type="string">
            <text:p>教育處</text:p>
          </table:table-cell>
          <table:table-cell table:number-columns-repeated="247"/>
          <table:table-cell table:style-name="Default"/>
          <table:table-cell table:number-columns-repeated="767"/>
        </table:table-row>
        <table:table-row table:style-name="ro80">
          <table:table-cell table:style-name="ce7" office:value-type="string" calcext:value-type="string">
            <text:p>合計</text:p>
          </table:table-cell>
          <table:table-cell table:style-name="ce15"/>
          <table:table-cell table:style-name="ce16" table:formula="of:=SUM([.C6:.C202])" office:value-type="float" office:value="16833.5" calcext:value-type="float">
            <text:p>16,834 </text:p>
          </table:table-cell>
          <table:table-cell table:style-name="ce16" table:formula="of:=SUM([.D6:.D202])" office:value-type="float" office:value="16321.403" calcext:value-type="float">
            <text:p>16,321 </text:p>
          </table:table-cell>
          <table:table-cell table:style-name="ce15" table:number-columns-repeated="4"/>
          <table:table-cell table:number-columns-repeated="248"/>
          <table:table-cell table:style-name="Default"/>
          <table:table-cell table:number-columns-repeated="767"/>
        </table:table-row>
        <table:table-row table:style-name="ro81" table:number-rows-repeated="15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81" table:number-rows-repeated="8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81">
          <table:table-cell table:number-columns-repeated="1024"/>
        </table:table-row>
        <table:table-row table:style-name="ro63">
          <table:table-cell table:number-columns-repeated="1024"/>
        </table:table-row>
        <table:table-row table:style-name="ro81" table:number-rows-repeated="1048345">
          <table:table-cell table:number-columns-repeated="1024"/>
        </table:table-row>
        <table:table-row table:style-name="ro81">
          <table:table-cell table:number-columns-repeated="1024"/>
        </table:table-row>
      </table:table>
      <table:named-expressions/>
      <table:database-ranges>
        <table:database-range table:name="__Anonymous_Sheet_DB__0" table:target-range-address="議員4.A1:議員4.I105" table:display-filter-buttons="true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loext:min-decimal-places="0" number:min-integer-digits="1" number:grouping="true"/>
    </number:number-style>
    <number:number-style style:name="N143">
      <number:text>-$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$</number:text>
      <number:number number:decimal-places="2" loext:min-decimal-places="2" number:min-integer-digits="1" number:grouping="true"/>
    </number:number-style>
    <number:number-style style:name="N146">
      <number:text>-$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$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9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9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2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</number:number-style>
    <number:number-style style:name="N154">
      <number:text>-</number:text>
      <number:number number:decimal-places="0" loext:min-decimal-places="0" number:min-integer-digits="1" number:grouping="true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">
      <number:text>-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7P0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$</loext:text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NT$</number:text>
      <number:number number:decimal-places="0" loext:min-decimal-places="0" number:min-integer-digits="1" number:grouping="true"/>
    </number:number-style>
    <number:number-style style:name="N175">
      <number:text>-NT$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NT$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NT$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NT$</number:text>
      <number:number number:decimal-places="2" loext:min-decimal-places="2" number:min-integer-digits="1" number:grouping="true"/>
    </number:number-style>
    <number:number-style style:name="N178">
      <number:text>-NT$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NT$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NT$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NT$</loext:text>
      <loext:fill-character> </loext:fill-character>
      <number:text>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NT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NT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number number:decimal-places="0" loext:min-decimal-places="0" number:min-integer-digits="1" number:grouping="true"/>
      <number:text> </number:text>
    </number:number-style>
    <number:number-style style:name="N199P0" style:volatile="true">
      <number:number number:decimal-places="0" loext:min-decimal-places="0" number:min-integer-digits="1" number:grouping="true"/>
      <number:text> </number:text>
    </number:number-style>
    <number:number-style style:name="N19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9P0"/>
    </number:number-style>
    <number:percentage-style style:name="N200">
      <number:number number:decimal-places="1" loext:min-decimal-places="1" number:min-integer-digits="1"/>
      <number:text>%</number:text>
    </number:percentage-style>
    <number:number-style style:name="N201">
      <number:number number:decimal-places="1" loext:min-decimal-places="1" number:min-integer-digits="1" number:grouping="true"/>
      <number:text> </number:text>
    </number:number-style>
    <number:number-style style:name="N202">
      <number:number number:decimal-places="2" loext:min-decimal-places="2" number:min-integer-digits="1" number:grouping="true"/>
      <number:text> </number:text>
    </number:number-style>
    <number:number-style style:name="N203">
      <number:number number:decimal-places="3" loext:min-decimal-places="3" number:min-integer-digits="1" number:grouping="true"/>
      <number:text> </number:text>
    </number:number-style>
    <number:number-style style:name="N206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0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4" loext:min-decimal-places="4" number:min-integer-digits="1" number:grouping="true"/>
      <number:text> </number:text>
    </number:number-style>
    <number:number-style style:name="N208">
      <number:number number:decimal-places="2" loext:min-decimal-places="2" number:min-integer-digits="1" number:grouping="true" number:display-factor="1000"/>
    </number:number-style>
    <number:number-style style:name="N209">
      <number:number number:decimal-places="2" loext:min-decimal-places="2" number:min-integer-digits="1" number:grouping="true" number:display-factor="1000"/>
      <number:text> </number:text>
    </number:number-style>
    <number:number-style style:name="N210">
      <number:number number:decimal-places="3" loext:min-decimal-places="3" number:min-integer-digits="1" number:grouping="true" number:display-factor="1000"/>
      <number:text> </number:text>
    </number:number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11P0"/>
    </number:number-style>
    <number:number-style style:name="N212">
      <number:number number:decimal-places="3" loext:min-decimal-places="3" number:min-integer-digits="1" number:grouping="true" number:display-factor="1000"/>
    </number:number-style>
    <number:number-style style:name="N213">
      <number:number number:decimal-places="1" loext:min-decimal-places="1" number:min-integer-digits="1" number:grouping="true" number:display-factor="1000"/>
    </number:number-style>
    <number:number-style style:name="N214">
      <number:number number:decimal-places="0" loext:min-decimal-places="0" number:min-integer-digits="1" number:grouping="true" number:display-factor="1000"/>
    </number:number-style>
    <number:number-style style:name="N215P0" style:volatile="true">
      <number:number number:decimal-places="0" loext:min-decimal-places="0" number:min-integer-digits="1" number:grouping="true"/>
      <number:text> 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" loext:min-decimal-places="1" number:min-integer-digits="1"/>
      <number:text> </number:text>
    </number:number-style>
    <number:number-style style:name="N217P0" style:volatile="true">
      <number:number number:decimal-places="1" loext:min-decimal-places="1" number:min-integer-digits="1" number:grouping="true"/>
      <number:text> </number:text>
    </number:number-style>
    <number:number-style style:name="N217">
      <style:text-properties fo:color="#ff0000"/>
      <number:text>(</number:text>
      <number:number number:decimal-places="1" loext:min-decimal-places="1" number:min-integer-digits="1" number:grouping="true"/>
      <number:text>)</number:text>
      <style:map style:condition="value()&gt;=0" style:apply-style-name="N217P0"/>
    </number:number-style>
    <number:number-style style:name="N21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18P2" style:volatile="true">
      <loext:fill-character> </loext:fill-character>
      <number:text>-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fill-character> </loext:fill-character>
      <number:text>-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number number:decimal-places="2" loext:min-decimal-places="2" number:min-integer-digits="1"/>
      <number:text> </number:text>
    </number:number-style>
    <number:number-style style:name="N221P0" style:volatile="true">
      <number:number number:decimal-places="2" loext:min-decimal-places="2" number:min-integer-digits="1"/>
      <number:text> </number:text>
    </number:number-style>
    <number:number-style style:name="N221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21P0"/>
    </number:number-style>
    <number:number-style style:name="N222">
      <number:number number:decimal-places="0" loext:min-decimal-places="0" number:min-integer-digits="1"/>
      <number:text> </number:text>
    </number:number-style>
    <number:number-style style:name="N223P0" style:volatile="true">
      <number:number number:decimal-places="0" loext:min-decimal-places="0" number:min-integer-digits="1"/>
      <number:text> </number:text>
    </number:number-style>
    <number:number-style style:name="N223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23P0"/>
    </number:number-style>
    <number:number-style style:name="N224P0" style:volatile="true">
      <number:number number:decimal-places="0" loext:min-decimal-places="0" number:min-integer-digits="1" number:grouping="true"/>
    </number:number-style>
    <number:number-style style:name="N224">
      <style:text-properties fo:color="#ff0000"/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">
      <number:number number:decimal-places="0" loext:min-decimal-places="0" number:min-integer-digits="0"/>
      <number:text>社區發展協會</number:text>
    </number:number-style>
    <number:date-style style:name="N227P0" style:volatile="true">
      <number:month/>
      <number:text>月</number:text>
      <number:day/>
      <number:text>日</number:text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number number:decimal-places="1" loext:min-decimal-places="1" number:min-integer-digits="1" number:grouping="true"/>
    </number:number-style>
    <number:date-style style:name="N229">
      <number:month/>
      <number:text>/</number:text>
      <number:day/>
    </number:date-style>
    <number:number-style style:name="N230P0" style:volatile="true">
      <number:number number:decimal-places="0" loext:min-decimal-places="0" number:min-integer-digits="1"/>
    </number:number-style>
    <number:number-style style:name="N230">
      <number:text/>
      <style:map style:condition="value()&gt;=0" style:apply-style-name="N230P0"/>
    </number:number-style>
    <number:number-style style:name="N231">
      <number:number number:decimal-places="0" loext:min-decimal-places="0" number:min-integer-digits="3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ext-properties style:font-name-asian="新細明體" style:font-family-asian="新細明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00/00/00</text:date>, <text:time style:data-style-name="N2" text:time-value="17:31:20.26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5:18:16.828000000</meta:creation-date>
    <dc:date>2016-07-19T17:36:37.359000000</dc:date>
    <meta:editing-duration>PT6M2S</meta:editing-duration>
    <meta:editing-cycles>3</meta:editing-cycles>
    <meta:generator>LibreOffice/5.1.2.2$Windows_x86 LibreOffice_project/d3bf12ecb743fc0d20e0be0c58ca359301eb705f</meta:generator>
    <meta:document-statistic meta:table-count="1" meta:cell-count="1554" meta:object-count="0"/>
  </office:meta>
</office:document-meta>
</file>